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Standard">
      <style:paragraph-properties fo:margin-top="0in" fo:margin-bottom="0.1965in" loext:contextual-spacing="false" fo:break-before="page"/>
      <style:text-properties officeooo:rsid="0016b6fc" officeooo:paragraph-rsid="0016b6fc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16b6fc"/>
    </style:style>
    <style:style style:name="P5" style:family="paragraph" style:parent-style-name="Text_20_body">
      <style:text-properties officeooo:rsid="0016b6fc" officeooo:paragraph-rsid="0016b6fc"/>
    </style:style>
    <style:style style:name="P6" style:family="paragraph" style:parent-style-name="Text_20_body">
      <style:text-properties officeooo:paragraph-rsid="0016b6fc"/>
    </style:style>
    <style:style style:name="P7" style:family="paragraph" style:parent-style-name="Text_20_body" style:list-style-name="L10"/>
    <style:style style:name="P8" style:family="paragraph" style:parent-style-name="Text_20_body" style:list-style-name="L13"/>
    <style:style style:name="P9" style:family="paragraph" style:parent-style-name="Text_20_body" style:list-style-name="L16"/>
    <style:style style:name="P10" style:family="paragraph" style:parent-style-name="Text_20_body" style:list-style-name="L1">
      <style:paragraph-properties fo:margin-top="0in" fo:margin-bottom="0in" loext:contextual-spacing="false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paragraph-rsid="0016b6fc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officeooo:paragraph-rsid="0018445c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paragraph-rsid="0019a528"/>
    </style:style>
    <style:style style:name="P14" style:family="paragraph" style:parent-style-name="Text_20_body" style:list-style-name="L10">
      <style:paragraph-properties fo:margin-top="0in" fo:margin-bottom="0in" loext:contextual-spacing="false"/>
    </style:style>
    <style:style style:name="P15" style:family="paragraph" style:parent-style-name="Text_20_body">
      <style:paragraph-properties fo:margin-top="0in" fo:margin-bottom="0in" loext:contextual-spacing="false"/>
      <style:text-properties officeooo:paragraph-rsid="0018445c"/>
    </style:style>
    <style:style style:name="P16" style:family="paragraph" style:parent-style-name="Text_20_body" style:list-style-name="L16">
      <style:paragraph-properties fo:margin-top="0in" fo:margin-bottom="0in" loext:contextual-spacing="false"/>
    </style:style>
    <style:style style:name="P17" style:family="paragraph" style:parent-style-name="Text_20_body">
      <style:paragraph-properties fo:margin-top="0in" fo:margin-bottom="0.1965in" loext:contextual-spacing="false"/>
    </style:style>
    <style:style style:name="P18" style:family="paragraph" style:parent-style-name="Preformatted_20_Text">
      <style:paragraph-properties fo:margin-top="0in" fo:margin-bottom="0.1965in" loext:contextual-spacing="false"/>
    </style:style>
    <style:style style:name="P19" style:family="paragraph" style:parent-style-name="Preformatted_20_Text">
      <style:paragraph-properties fo:margin-top="0in" fo:margin-bottom="0.1965in" loext:contextual-spacing="false"/>
      <style:text-properties officeooo:paragraph-rsid="0019a528"/>
    </style:style>
    <style:style style:name="P20" style:family="paragraph" style:parent-style-name="Preformatted_20_Text" style:list-style-name="L1">
      <style:paragraph-properties fo:margin-top="0in" fo:margin-bottom="0in" loext:contextual-spacing="false"/>
      <style:text-properties officeooo:paragraph-rsid="0016b6fc"/>
    </style:style>
    <style:style style:name="P21" style:family="paragraph" style:parent-style-name="Preformatted_20_Text" style:list-style-name="L1">
      <style:paragraph-properties fo:margin-top="0in" fo:margin-bottom="0in" loext:contextual-spacing="false"/>
      <style:text-properties officeooo:paragraph-rsid="0018445c"/>
    </style:style>
    <style:style style:name="P22" style:family="paragraph" style:parent-style-name="Preformatted_20_Text" style:list-style-name="L1">
      <style:paragraph-properties fo:margin-top="0in" fo:margin-bottom="0in" loext:contextual-spacing="false"/>
      <style:text-properties officeooo:paragraph-rsid="0019a528"/>
    </style:style>
    <style:style style:name="P23" style:family="paragraph" style:parent-style-name="Preformatted_20_Text" style:list-style-name="L1">
      <style:paragraph-properties fo:margin-top="0in" fo:margin-bottom="0in" loext:contextual-spacing="false"/>
      <style:text-properties officeooo:paragraph-rsid="001a2df9"/>
    </style:style>
    <style:style style:name="P24" style:family="paragraph" style:parent-style-name="Heading_20_3" style:list-style-name="L1">
      <style:paragraph-properties fo:margin-top="0in" fo:margin-bottom="0in" loext:contextual-spacing="false"/>
      <style:text-properties officeooo:paragraph-rsid="0018445c"/>
    </style:style>
    <style:style style:name="P25" style:family="paragraph" style:parent-style-name="Quotations">
      <style:paragraph-properties fo:margin-left="1.1811in" fo:margin-right="1.1811in" fo:text-indent="0in" style:auto-text-indent="false"/>
    </style:style>
    <style:style style:name="T1" style:family="text">
      <style:text-properties officeooo:rsid="0016b6fc"/>
    </style:style>
    <style:style style:name="T2" style:family="text">
      <style:text-properties officeooo:rsid="0019a528"/>
    </style:style>
    <style:style style:name="T3" style:family="text">
      <style:text-properties officeooo:rsid="001a2df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keras-cn.readthedocs.io/en/latest/" text:style-name="Internet_20_link" text:visited-style-name="Visited_20_Internet_20_Link">Keras中文文档</text:a> </text:p>
      <text:list xml:id="list1763302092" text:style-name="L1">
        <text:list-item>
          <text:p text:style-name="P10"><text:a xlink:type="simple" xlink:href="https://keras-cn.readthedocs.io/en/latest/" text:style-name="Internet_20_link" text:visited-style-name="Visited_20_Internet_20_Link">Keras:基于Python的深度学习库</text:a> </text:p>
        </text:list-item>
        <text:list-item>
          <text:p text:style-name="P10"><text:a xlink:type="simple" xlink:href="https://keras-cn.readthedocs.io/en/latest/acknowledgement/" text:style-name="Internet_20_link" text:visited-style-name="Visited_20_Internet_20_Link">致谢</text:a> </text:p>
        </text:list-item>
        <text:list-item>
          <text:p text:style-name="P10"><text:a xlink:type="simple" xlink:href="https://keras-cn.readthedocs.io/en/latest/backend/" text:style-name="Internet_20_link" text:visited-style-name="Visited_20_Internet_20_Link">Keras后端</text:a> </text:p>
        </text:list-item>
        <text:list-item>
          <text:p text:style-name="P10"><text:a xlink:type="simple" xlink:href="https://keras-cn.readthedocs.io/en/latest/scikit-learn_API/" text:style-name="Internet_20_link" text:visited-style-name="Visited_20_Internet_20_Link">Scikit-Learn接口包装器</text:a> </text:p>
        </text:list-item>
        <text:list-item>
          <text:p text:style-name="P10"><text:a xlink:type="simple" xlink:href="https://keras-cn.readthedocs.io/en/latest/utils/" text:style-name="Internet_20_link" text:visited-style-name="Visited_20_Internet_20_Link">utils 工具</text:a> </text:p>
        </text:list-item>
        <text:list-item>
          <text:p text:style-name="P10">For beginners </text:p>
          <text:list>
            <text:list-item>
              <text:p text:style-name="P10"><text:a xlink:type="simple" xlink:href="https://keras-cn.readthedocs.io/en/latest/for_beginners/FAQ/" text:style-name="Internet_20_link" text:visited-style-name="Visited_20_Internet_20_Link">Keras FAQ：常见问题</text:a> </text:p>
            </text:list-item>
            <text:list-item>
              <text:p text:style-name="P10"><text:a xlink:type="simple" xlink:href="https://keras-cn.readthedocs.io/en/latest/for_beginners/concepts/" text:style-name="Internet_20_link" text:visited-style-name="Visited_20_Internet_20_Link">一些基本概念</text:a> </text:p>
            </text:list-item>
            <text:list-item>
              <text:p text:style-name="P10"><text:a xlink:type="simple" xlink:href="https://keras-cn.readthedocs.io/en/latest/for_beginners/introduction/" text:style-name="Internet_20_link" text:visited-style-name="Visited_20_Internet_20_Link">一份简短的Keras介绍</text:a> </text:p>
            </text:list-item>
            <text:list-item>
              <text:p text:style-name="P10"><text:a xlink:type="simple" xlink:href="https://keras-cn.readthedocs.io/en/latest/for_beginners/keras_linux/" text:style-name="Internet_20_link" text:visited-style-name="Visited_20_Internet_20_Link">Keras linux</text:a> </text:p>
            </text:list-item>
            <text:list-item>
              <text:p text:style-name="P10"><text:a xlink:type="simple" xlink:href="https://keras-cn.readthedocs.io/en/latest/for_beginners/keras_windows/" text:style-name="Internet_20_link" text:visited-style-name="Visited_20_Internet_20_Link">Keras windows</text:a> </text:p>
            </text:list-item>
            <text:list-item>
              <text:p text:style-name="P10"><text:a xlink:type="simple" xlink:href="https://keras-cn.readthedocs.io/en/latest/for_beginners/trap/" text:style-name="Internet_20_link" text:visited-style-name="Visited_20_Internet_20_Link">Keras使用陷阱</text:a> </text:p>
            </text:list-item>
          </text:list>
        </text:list-item>
        <text:list-item>
          <text:p text:style-name="P10">Getting started </text:p>
          <text:list>
            <text:list-item>
              <text:p text:style-name="P10"><text:a xlink:type="simple" xlink:href="https://keras-cn.readthedocs.io/en/latest/getting_started/functional_API/" text:style-name="Internet_20_link" text:visited-style-name="Visited_20_Internet_20_Link">快速开始函数式（Functional）模型</text:a> </text:p>
            </text:list-item>
            <text:list-item>
              <text:p text:style-name="P10"><text:a xlink:type="simple" xlink:href="https://keras-cn.readthedocs.io/en/latest/getting_started/sequential_model/" text:style-name="Internet_20_link" text:visited-style-name="Visited_20_Internet_20_Link">Sequential model</text:a> </text:p>
            </text:list-item>
          </text:list>
        </text:list-item>
        <text:list-item>
          <text:p text:style-name="P10">Layers </text:p>
          <text:list>
            <text:list-item>
              <text:p text:style-name="P10"><text:a xlink:type="simple" xlink:href="https://keras-cn.readthedocs.io/en/latest/layers/about_layer/" text:style-name="Internet_20_link" text:visited-style-name="Visited_20_Internet_20_Link">关于Keras的“层”（Layer）</text:a> </text:p>
            </text:list-item>
            <text:list-item>
              <text:p text:style-name="P10"><text:a xlink:type="simple" xlink:href="https://keras-cn.readthedocs.io/en/latest/layers/advanced_activation_layer/" text:style-name="Internet_20_link" text:visited-style-name="Visited_20_Internet_20_Link">高级激活层Advanced Activation</text:a> </text:p>
            </text:list-item>
            <text:list-item>
              <text:p text:style-name="P10"><text:a xlink:type="simple" xlink:href="https://keras-cn.readthedocs.io/en/latest/layers/convolutional_layer/" text:style-name="Internet_20_link" text:visited-style-name="Visited_20_Internet_20_Link">卷积层</text:a> </text:p>
            </text:list-item>
            <text:list-item>
              <text:p text:style-name="P10"><text:a xlink:type="simple" xlink:href="https://keras-cn.readthedocs.io/en/latest/layers/core_layer/" text:style-name="Internet_20_link" text:visited-style-name="Visited_20_Internet_20_Link">常用层</text:a> </text:p>
            </text:list-item>
            <text:list-item>
              <text:p text:style-name="P10"><text:a xlink:type="simple" xlink:href="https://keras-cn.readthedocs.io/en/latest/layers/embedding_layer/" text:style-name="Internet_20_link" text:visited-style-name="Visited_20_Internet_20_Link">嵌入层 Embedding</text:a> </text:p>
            </text:list-item>
            <text:list-item>
              <text:p text:style-name="P10"><text:a xlink:type="simple" xlink:href="https://keras-cn.readthedocs.io/en/latest/layers/locally_connected_layer/" text:style-name="Internet_20_link" text:visited-style-name="Visited_20_Internet_20_Link">局部连接层LocallyConnceted</text:a> </text:p>
            </text:list-item>
            <text:list-item>
              <text:p text:style-name="P10"><text:a xlink:type="simple" xlink:href="https://keras-cn.readthedocs.io/en/latest/layers/merge/" text:style-name="Internet_20_link" text:visited-style-name="Visited_20_Internet_20_Link">Merge</text:a> </text:p>
            </text:list-item>
            <text:list-item>
              <text:p text:style-name="P10"><text:a xlink:type="simple" xlink:href="https://keras-cn.readthedocs.io/en/latest/layers/noise_layer/" text:style-name="Internet_20_link" text:visited-style-name="Visited_20_Internet_20_Link">噪声层Noise</text:a> </text:p>
            </text:list-item>
            <text:list-item>
              <text:p text:style-name="P10"><text:a xlink:type="simple" xlink:href="https://keras-cn.readthedocs.io/en/latest/layers/normalization_layer/" text:style-name="Internet_20_link" text:visited-style-name="Visited_20_Internet_20_Link">（批）规范化BatchNormalization</text:a> </text:p>
            </text:list-item>
            <text:list-item>
              <text:p text:style-name="P10"><text:a xlink:type="simple" xlink:href="https://keras-cn.readthedocs.io/en/latest/layers/pooling_layer/" text:style-name="Internet_20_link" text:visited-style-name="Visited_20_Internet_20_Link">池化层</text:a> </text:p>
            </text:list-item>
            <text:list-item>
              <text:p text:style-name="P10"><text:a xlink:type="simple" xlink:href="https://keras-cn.readthedocs.io/en/latest/layers/recurrent_layer/" text:style-name="Internet_20_link" text:visited-style-name="Visited_20_Internet_20_Link">循环层Recurrent</text:a> </text:p>
            </text:list-item>
            <text:list-item>
              <text:p text:style-name="P10"><text:a xlink:type="simple" xlink:href="https://keras-cn.readthedocs.io/en/latest/layers/wrapper/" text:style-name="Internet_20_link" text:visited-style-name="Visited_20_Internet_20_Link">包装器Wrapper</text:a> </text:p>
            </text:list-item>
            <text:list-item>
              <text:p text:style-name="P10"><text:a xlink:type="simple" xlink:href="https://keras-cn.readthedocs.io/en/latest/layers/writting_layer/" text:style-name="Internet_20_link" text:visited-style-name="Visited_20_Internet_20_Link">Writting layer</text:a> </text:p>
            </text:list-item>
          </text:list>
        </text:list-item>
        <text:list-item>
          <text:p text:style-name="P10">Legacy </text:p>
          <text:list>
            <text:list-item>
              <text:p text:style-name="P10"><text:a xlink:type="simple" xlink:href="https://keras-cn.readthedocs.io/en/latest/legacy/acknowledgement/" text:style-name="Internet_20_link" text:visited-style-name="Visited_20_Internet_20_Link">致谢</text:a> </text:p>
            </text:list-item>
            <text:list-item>
              <text:p text:style-name="P10"><text:a xlink:type="simple" xlink:href="https://keras-cn.readthedocs.io/en/latest/legacy/backend/" text:style-name="Internet_20_link" text:visited-style-name="Visited_20_Internet_20_Link">Keras后端</text:a> </text:p>
            </text:list-item>
            <text:list-item>
              <text:p text:style-name="P10"><text:a xlink:type="simple" xlink:href="https://keras-cn.readthedocs.io/en/latest/legacy/" text:style-name="Internet_20_link" text:visited-style-name="Visited_20_Internet_20_Link">Keras:基于Theano和TensorFlow的深度学习库</text:a> </text:p>
            </text:list-item>
            <text:list-item>
              <text:p text:style-name="P10"><text:a xlink:type="simple" xlink:href="https://keras-cn.readthedocs.io/en/latest/legacy/no_use/" text:style-name="Internet_20_link" text:visited-style-name="Visited_20_Internet_20_Link">No use</text:a> </text:p>
            </text:list-item>
            <text:list-item>
              <text:p text:style-name="P10"><text:a xlink:type="simple" xlink:href="https://keras-cn.readthedocs.io/en/latest/legacy/scikit-learn_API/" text:style-name="Internet_20_link" text:visited-style-name="Visited_20_Internet_20_Link">Scikit-Learn接口包装器</text:a> </text:p>
            </text:list-item>
            <text:list-item>
              <text:p text:style-name="P10">Blog </text:p>
              <text:list>
                <text:list-item>
                  <text:p text:style-name="P10"><text:a xlink:type="simple" xlink:href="https://keras-cn.readthedocs.io/en/latest/legacy/blog/autoencoder/" text:style-name="Internet_20_link" text:visited-style-name="Visited_20_Internet_20_Link">自动编码器：各种各样的自动编码器</text:a> </text:p>
                </text:list-item>
                <text:list-item>
                  <text:p text:style-name="P10"><text:a xlink:type="simple" xlink:href="https://keras-cn.readthedocs.io/en/latest/legacy/blog/cnn_see_world/" text:style-name="Internet_20_link" text:visited-style-name="Visited_20_Internet_20_Link">CNN眼中的世界：利用Keras解释CNN的滤波器</text:a> </text:p>
                </text:list-item>
                <text:list-item>
                  <text:p text:style-name="P10"><text:a xlink:type="simple" xlink:href="https://keras-cn.readthedocs.io/en/latest/legacy/blog/image_classification_using_very_little_data/" text:style-name="Internet_20_link" text:visited-style-name="Visited_20_Internet_20_Link">面向小数据集构建图像分类模型</text:a> </text:p>
                </text:list-item>
                <text:list-item>
                  <text:p text:style-name="P10"><text:a xlink:type="simple" xlink:href="https://keras-cn.readthedocs.io/en/latest/legacy/blog/keras_and_tensorflow/" text:style-name="Internet_20_link" text:visited-style-name="Visited_20_Internet_20_Link">将Keras作为tensorflow的精简接口</text:a> </text:p>
                </text:list-item>
                <text:list-item>
                  <text:p text:style-name="P10"><text:soft-page-break/><text:a xlink:type="simple" xlink:href="https://keras-cn.readthedocs.io/en/latest/legacy/blog/word_embedding/" text:style-name="Internet_20_link" text:visited-style-name="Visited_20_Internet_20_Link">在Keras模型中使用预训练的词向量</text:a> </text:p>
                </text:list-item>
              </text:list>
            </text:list-item>
            <text:list-item>
              <text:p text:style-name="P10">Getting started </text:p>
              <text:list>
                <text:list-item>
                  <text:p text:style-name="P10"><text:a xlink:type="simple" xlink:href="https://keras-cn.readthedocs.io/en/latest/legacy/getting_started/FAQ/" text:style-name="Internet_20_link" text:visited-style-name="Visited_20_Internet_20_Link">Keras FAQ：常见问题</text:a> </text:p>
                </text:list-item>
                <text:list-item>
                  <text:p text:style-name="P10"><text:a xlink:type="simple" xlink:href="https://keras-cn.readthedocs.io/en/latest/legacy/getting_started/concepts/" text:style-name="Internet_20_link" text:visited-style-name="Visited_20_Internet_20_Link">一些基本概念</text:a> </text:p>
                </text:list-item>
                <text:list-item>
                  <text:p text:style-name="P10"><text:a xlink:type="simple" xlink:href="https://keras-cn.readthedocs.io/en/latest/legacy/getting_started/examples/" text:style-name="Internet_20_link" text:visited-style-name="Visited_20_Internet_20_Link">Keras 示例程序</text:a> </text:p>
                </text:list-item>
                <text:list-item>
                  <text:p text:style-name="P10"><text:a xlink:type="simple" xlink:href="https://keras-cn.readthedocs.io/en/latest/legacy/getting_started/functional_API/" text:style-name="Internet_20_link" text:visited-style-name="Visited_20_Internet_20_Link">快速开始泛型模型</text:a> </text:p>
                </text:list-item>
                <text:list-item>
                  <text:p text:style-name="P10"><text:a xlink:type="simple" xlink:href="https://keras-cn.readthedocs.io/en/latest/legacy/getting_started/keras_linux/" text:style-name="Internet_20_link" text:visited-style-name="Visited_20_Internet_20_Link">声明</text:a> </text:p>
                </text:list-item>
                <text:list-item>
                  <text:p text:style-name="P10"><text:a xlink:type="simple" xlink:href="https://keras-cn.readthedocs.io/en/latest/legacy/getting_started/keras_windows/" text:style-name="Internet_20_link" text:visited-style-name="Visited_20_Internet_20_Link">声明</text:a> </text:p>
                </text:list-item>
                <text:list-item>
                  <text:p text:style-name="P10"><text:a xlink:type="simple" xlink:href="https://keras-cn.readthedocs.io/en/latest/legacy/getting_started/sequential_model/" text:style-name="Internet_20_link" text:visited-style-name="Visited_20_Internet_20_Link">Sequential model</text:a> </text:p>
                </text:list-item>
                <text:list-item>
                  <text:p text:style-name="P10"><text:a xlink:type="simple" xlink:href="https://keras-cn.readthedocs.io/en/latest/legacy/getting_started/trap/" text:style-name="Internet_20_link" text:visited-style-name="Visited_20_Internet_20_Link">Keras使用陷阱</text:a> </text:p>
                </text:list-item>
              </text:list>
            </text:list-item>
            <text:list-item>
              <text:p text:style-name="P10">Layers </text:p>
              <text:list>
                <text:list-item>
                  <text:p text:style-name="P10"><text:a xlink:type="simple" xlink:href="https://keras-cn.readthedocs.io/en/latest/legacy/layers/about_layer/" text:style-name="Internet_20_link" text:visited-style-name="Visited_20_Internet_20_Link">关于Keras的“层”（Layer）</text:a> </text:p>
                </text:list-item>
                <text:list-item>
                  <text:p text:style-name="P10"><text:a xlink:type="simple" xlink:href="https://keras-cn.readthedocs.io/en/latest/legacy/layers/advanced_activation_layer/" text:style-name="Internet_20_link" text:visited-style-name="Visited_20_Internet_20_Link">高级激活层Advanced Activation</text:a> </text:p>
                </text:list-item>
                <text:list-item>
                  <text:p text:style-name="P10"><text:a xlink:type="simple" xlink:href="https://keras-cn.readthedocs.io/en/latest/legacy/layers/convolutional_layer/" text:style-name="Internet_20_link" text:visited-style-name="Visited_20_Internet_20_Link">卷积层</text:a> </text:p>
                </text:list-item>
                <text:list-item>
                  <text:p text:style-name="P10"><text:a xlink:type="simple" xlink:href="https://keras-cn.readthedocs.io/en/latest/legacy/layers/core_layer/" text:style-name="Internet_20_link" text:visited-style-name="Visited_20_Internet_20_Link">常用层</text:a> </text:p>
                </text:list-item>
                <text:list-item>
                  <text:p text:style-name="P10"><text:a xlink:type="simple" xlink:href="https://keras-cn.readthedocs.io/en/latest/legacy/layers/embedding_layer/" text:style-name="Internet_20_link" text:visited-style-name="Visited_20_Internet_20_Link">嵌入层 Embedding</text:a> </text:p>
                </text:list-item>
                <text:list-item>
                  <text:p text:style-name="P10"><text:a xlink:type="simple" xlink:href="https://keras-cn.readthedocs.io/en/latest/legacy/layers/locally_connected_layer/" text:style-name="Internet_20_link" text:visited-style-name="Visited_20_Internet_20_Link">局部连接层LocallyConnceted</text:a> </text:p>
                </text:list-item>
                <text:list-item>
                  <text:p text:style-name="P10"><text:a xlink:type="simple" xlink:href="https://keras-cn.readthedocs.io/en/latest/legacy/layers/noise_layer/" text:style-name="Internet_20_link" text:visited-style-name="Visited_20_Internet_20_Link">噪声层Noise</text:a> </text:p>
                </text:list-item>
                <text:list-item>
                  <text:p text:style-name="P10"><text:a xlink:type="simple" xlink:href="https://keras-cn.readthedocs.io/en/latest/legacy/layers/normalization_layer/" text:style-name="Internet_20_link" text:visited-style-name="Visited_20_Internet_20_Link">（批）规范化BatchNormalization</text:a> </text:p>
                </text:list-item>
                <text:list-item>
                  <text:p text:style-name="P10"><text:a xlink:type="simple" xlink:href="https://keras-cn.readthedocs.io/en/latest/legacy/layers/pooling_layer/" text:style-name="Internet_20_link" text:visited-style-name="Visited_20_Internet_20_Link">池化层</text:a> </text:p>
                </text:list-item>
                <text:list-item>
                  <text:p text:style-name="P10"><text:a xlink:type="simple" xlink:href="https://keras-cn.readthedocs.io/en/latest/legacy/layers/recurrent_layer/" text:style-name="Internet_20_link" text:visited-style-name="Visited_20_Internet_20_Link">递归层Recurrent</text:a> </text:p>
                </text:list-item>
                <text:list-item>
                  <text:p text:style-name="P10"><text:a xlink:type="simple" xlink:href="https://keras-cn.readthedocs.io/en/latest/legacy/layers/wrapper/" text:style-name="Internet_20_link" text:visited-style-name="Visited_20_Internet_20_Link">包装器Wrapper</text:a> </text:p>
                </text:list-item>
                <text:list-item>
                  <text:p text:style-name="P10"><text:a xlink:type="simple" xlink:href="https://keras-cn.readthedocs.io/en/latest/legacy/layers/writting_layer/" text:style-name="Internet_20_link" text:visited-style-name="Visited_20_Internet_20_Link">Writting layer</text:a> </text:p>
                </text:list-item>
              </text:list>
            </text:list-item>
            <text:list-item>
              <text:p text:style-name="P10">Models </text:p>
              <text:list>
                <text:list-item>
                  <text:p text:style-name="P10"><text:a xlink:type="simple" xlink:href="https://keras-cn.readthedocs.io/en/latest/legacy/models/about_model/" text:style-name="Internet_20_link" text:visited-style-name="Visited_20_Internet_20_Link">关于Keras模型</text:a> </text:p>
                </text:list-item>
                <text:list-item>
                  <text:p text:style-name="P10"><text:a xlink:type="simple" xlink:href="https://keras-cn.readthedocs.io/en/latest/legacy/models/model/" text:style-name="Internet_20_link" text:visited-style-name="Visited_20_Internet_20_Link">泛型模型接口</text:a> </text:p>
                </text:list-item>
                <text:list-item>
                  <text:p text:style-name="P10"><text:a xlink:type="simple" xlink:href="https://keras-cn.readthedocs.io/en/latest/legacy/models/sequential/" text:style-name="Internet_20_link" text:visited-style-name="Visited_20_Internet_20_Link">Sequential模型接口</text:a> </text:p>
                </text:list-item>
              </text:list>
            </text:list-item>
            <text:list-item>
              <text:p text:style-name="P10">Other </text:p>
              <text:list>
                <text:list-item>
                  <text:p text:style-name="P10"><text:a xlink:type="simple" xlink:href="https://keras-cn.readthedocs.io/en/latest/legacy/other/activations/" text:style-name="Internet_20_link" text:visited-style-name="Visited_20_Internet_20_Link">激活函数Activations</text:a> </text:p>
                </text:list-item>
                <text:list-item>
                  <text:p text:style-name="P10"><text:a xlink:type="simple" xlink:href="https://keras-cn.readthedocs.io/en/latest/legacy/other/application/" text:style-name="Internet_20_link" text:visited-style-name="Visited_20_Internet_20_Link">Application应用</text:a> </text:p>
                </text:list-item>
                <text:list-item>
                  <text:p text:style-name="P10"><text:a xlink:type="simple" xlink:href="https://keras-cn.readthedocs.io/en/latest/legacy/other/callbacks/" text:style-name="Internet_20_link" text:visited-style-name="Visited_20_Internet_20_Link">回调函数Callbacks</text:a> </text:p>
                </text:list-item>
                <text:list-item>
                  <text:p text:style-name="P10"><text:a xlink:type="simple" xlink:href="https://keras-cn.readthedocs.io/en/latest/legacy/other/constraints/" text:style-name="Internet_20_link" text:visited-style-name="Visited_20_Internet_20_Link">约束项</text:a> </text:p>
                </text:list-item>
                <text:list-item>
                  <text:p text:style-name="P10"><text:a xlink:type="simple" xlink:href="https://keras-cn.readthedocs.io/en/latest/legacy/other/datasets/" text:style-name="Internet_20_link" text:visited-style-name="Visited_20_Internet_20_Link">常用数据库</text:a> </text:p>
                </text:list-item>
                <text:list-item>
                  <text:p text:style-name="P10"><text:a xlink:type="simple" xlink:href="https://keras-cn.readthedocs.io/en/latest/legacy/other/initializations/" text:style-name="Internet_20_link" text:visited-style-name="Visited_20_Internet_20_Link">初始化方法</text:a> </text:p>
                </text:list-item>
                <text:list-item>
                  <text:p text:style-name="P10"><text:a xlink:type="simple" xlink:href="https://keras-cn.readthedocs.io/en/latest/legacy/other/metrics/" text:style-name="Internet_20_link" text:visited-style-name="Visited_20_Internet_20_Link">性能评估</text:a> </text:p>
                </text:list-item>
                <text:list-item>
                  <text:p text:style-name="P10"><text:a xlink:type="simple" xlink:href="https://keras-cn.readthedocs.io/en/latest/legacy/other/objectives/" text:style-name="Internet_20_link" text:visited-style-name="Visited_20_Internet_20_Link">目标函数objectives</text:a> </text:p>
                </text:list-item>
                <text:list-item>
                  <text:p text:style-name="P10"><text:a xlink:type="simple" xlink:href="https://keras-cn.readthedocs.io/en/latest/legacy/other/optimizers/" text:style-name="Internet_20_link" text:visited-style-name="Visited_20_Internet_20_Link">优化器optimizers</text:a> </text:p>
                </text:list-item>
                <text:list-item>
                  <text:p text:style-name="P10"><text:a xlink:type="simple" xlink:href="https://keras-cn.readthedocs.io/en/latest/legacy/other/regularizers/" text:style-name="Internet_20_link" text:visited-style-name="Visited_20_Internet_20_Link">正则项</text:a> </text:p>
                </text:list-item>
                <text:list-item>
                  <text:p text:style-name="P10"><text:a xlink:type="simple" xlink:href="https://keras-cn.readthedocs.io/en/latest/legacy/other/visualization/" text:style-name="Internet_20_link" text:visited-style-name="Visited_20_Internet_20_Link">模型可视化</text:a> </text:p>
                </text:list-item>
              </text:list>
            </text:list-item>
            <text:list-item>
              <text:p text:style-name="P10">Preprocessing </text:p>
              <text:list>
                <text:list-item>
                  <text:p text:style-name="P10"><text:a xlink:type="simple" xlink:href="https://keras-cn.readthedocs.io/en/latest/legacy/preprocessing/image/" text:style-name="Internet_20_link" text:visited-style-name="Visited_20_Internet_20_Link">图片预处理</text:a> </text:p>
                </text:list-item>
                <text:list-item>
                  <text:p text:style-name="P10"><text:soft-page-break/><text:a xlink:type="simple" xlink:href="https://keras-cn.readthedocs.io/en/latest/legacy/preprocessing/sequence/" text:style-name="Internet_20_link" text:visited-style-name="Visited_20_Internet_20_Link">序列预处理</text:a> </text:p>
                </text:list-item>
                <text:list-item>
                  <text:p text:style-name="P10"><text:a xlink:type="simple" xlink:href="https://keras-cn.readthedocs.io/en/latest/legacy/preprocessing/text/" text:style-name="Internet_20_link" text:visited-style-name="Visited_20_Internet_20_Link">文本预处理</text:a> </text:p>
                </text:list-item>
              </text:list>
            </text:list-item>
            <text:list-item>
              <text:p text:style-name="P10">Utils </text:p>
              <text:list>
                <text:list-item>
                  <text:p text:style-name="P10"><text:a xlink:type="simple" xlink:href="https://keras-cn.readthedocs.io/en/latest/legacy/utils/data_utils/" text:style-name="Internet_20_link" text:visited-style-name="Visited_20_Internet_20_Link">数据工具</text:a> </text:p>
                </text:list-item>
                <text:list-item>
                  <text:p text:style-name="P10"><text:a xlink:type="simple" xlink:href="https://keras-cn.readthedocs.io/en/latest/legacy/utils/io_utils/" text:style-name="Internet_20_link" text:visited-style-name="Visited_20_Internet_20_Link">I/O工具</text:a> </text:p>
                </text:list-item>
                <text:list-item>
                  <text:p text:style-name="P10"><text:a xlink:type="simple" xlink:href="https://keras-cn.readthedocs.io/en/latest/legacy/utils/layer_utils/" text:style-name="Internet_20_link" text:visited-style-name="Visited_20_Internet_20_Link">Keras层工具</text:a> </text:p>
                </text:list-item>
                <text:list-item>
                  <text:p text:style-name="P10"><text:a xlink:type="simple" xlink:href="https://keras-cn.readthedocs.io/en/latest/legacy/utils/np_utils/" text:style-name="Internet_20_link" text:visited-style-name="Visited_20_Internet_20_Link">numpy工具</text:a> </text:p>
                </text:list-item>
              </text:list>
            </text:list-item>
          </text:list>
        </text:list-item>
        <text:list-item>
          <text:p text:style-name="P10">Models </text:p>
          <text:list>
            <text:list-item>
              <text:p text:style-name="P10"><text:a xlink:type="simple" xlink:href="https://keras-cn.readthedocs.io/en/latest/models/about_model/" text:style-name="Internet_20_link" text:visited-style-name="Visited_20_Internet_20_Link">关于Keras模型</text:a> </text:p>
            </text:list-item>
            <text:list-item>
              <text:p text:style-name="P10"><text:a xlink:type="simple" xlink:href="https://keras-cn.readthedocs.io/en/latest/models/model/" text:style-name="Internet_20_link" text:visited-style-name="Visited_20_Internet_20_Link">函数式模型接口</text:a> </text:p>
            </text:list-item>
            <text:list-item>
              <text:p text:style-name="P10"><text:a xlink:type="simple" xlink:href="https://keras-cn.readthedocs.io/en/latest/models/sequential/" text:style-name="Internet_20_link" text:visited-style-name="Visited_20_Internet_20_Link">Sequential模型接口</text:a> </text:p>
            </text:list-item>
          </text:list>
        </text:list-item>
        <text:list-item>
          <text:p text:style-name="P10">Other </text:p>
          <text:list>
            <text:list-item>
              <text:p text:style-name="P10"><text:a xlink:type="simple" xlink:href="https://keras-cn.readthedocs.io/en/latest/other/activations/" text:style-name="Internet_20_link" text:visited-style-name="Visited_20_Internet_20_Link">激活函数Activations</text:a> </text:p>
            </text:list-item>
            <text:list-item>
              <text:p text:style-name="P10"><text:a xlink:type="simple" xlink:href="https://keras-cn.readthedocs.io/en/latest/other/application/" text:style-name="Internet_20_link" text:visited-style-name="Visited_20_Internet_20_Link">Application应用</text:a> </text:p>
            </text:list-item>
            <text:list-item>
              <text:p text:style-name="P10"><text:a xlink:type="simple" xlink:href="https://keras-cn.readthedocs.io/en/latest/other/callbacks/" text:style-name="Internet_20_link" text:visited-style-name="Visited_20_Internet_20_Link">回调函数Callbacks</text:a> </text:p>
            </text:list-item>
            <text:list-item>
              <text:p text:style-name="P10"><text:a xlink:type="simple" xlink:href="https://keras-cn.readthedocs.io/en/latest/other/constraints/" text:style-name="Internet_20_link" text:visited-style-name="Visited_20_Internet_20_Link">约束项</text:a> </text:p>
            </text:list-item>
            <text:list-item>
              <text:p text:style-name="P10"><text:a xlink:type="simple" xlink:href="https://keras-cn.readthedocs.io/en/latest/other/datasets/" text:style-name="Internet_20_link" text:visited-style-name="Visited_20_Internet_20_Link">常用数据库</text:a> </text:p>
            </text:list-item>
            <text:list-item>
              <text:p text:style-name="P10"><text:a xlink:type="simple" xlink:href="https://keras-cn.readthedocs.io/en/latest/other/initializations/" text:style-name="Internet_20_link" text:visited-style-name="Visited_20_Internet_20_Link">初始化方法</text:a> </text:p>
            </text:list-item>
            <text:list-item>
              <text:p text:style-name="P10"><text:a xlink:type="simple" xlink:href="https://keras-cn.readthedocs.io/en/latest/other/metrics/" text:style-name="Internet_20_link" text:visited-style-name="Visited_20_Internet_20_Link">性能评估</text:a> </text:p>
            </text:list-item>
            <text:list-item>
              <text:p text:style-name="P10"><text:a xlink:type="simple" xlink:href="https://keras-cn.readthedocs.io/en/latest/other/objectives/" text:style-name="Internet_20_link" text:visited-style-name="Visited_20_Internet_20_Link">目标函数objectives</text:a> </text:p>
            </text:list-item>
            <text:list-item>
              <text:p text:style-name="P10"><text:a xlink:type="simple" xlink:href="https://keras-cn.readthedocs.io/en/latest/other/optimizers/" text:style-name="Internet_20_link" text:visited-style-name="Visited_20_Internet_20_Link">优化器optimizers</text:a> </text:p>
            </text:list-item>
            <text:list-item>
              <text:p text:style-name="P10"><text:a xlink:type="simple" xlink:href="https://keras-cn.readthedocs.io/en/latest/other/regularizers/" text:style-name="Internet_20_link" text:visited-style-name="Visited_20_Internet_20_Link">正则项</text:a> </text:p>
            </text:list-item>
            <text:list-item>
              <text:p text:style-name="P10"><text:a xlink:type="simple" xlink:href="https://keras-cn.readthedocs.io/en/latest/other/visualization/" text:style-name="Internet_20_link" text:visited-style-name="Visited_20_Internet_20_Link">模型可视化</text:a> </text:p>
            </text:list-item>
          </text:list>
        </text:list-item>
        <text:list-item>
          <text:p text:style-name="P10">Preprocessing </text:p>
          <text:list>
            <text:list-item>
              <text:p text:style-name="P10"><text:a xlink:type="simple" xlink:href="https://keras-cn.readthedocs.io/en/latest/preprocessing/image/" text:style-name="Internet_20_link" text:visited-style-name="Visited_20_Internet_20_Link">图片预处理</text:a> </text:p>
            </text:list-item>
            <text:list-item>
              <text:p text:style-name="P10"><text:a xlink:type="simple" xlink:href="https://keras-cn.readthedocs.io/en/latest/preprocessing/sequence/" text:style-name="Internet_20_link" text:visited-style-name="Visited_20_Internet_20_Link">序列预处理</text:a> </text:p>
            </text:list-item>
            <text:list-item>
              <text:p text:style-name="P10"><text:a xlink:type="simple" xlink:href="https://keras-cn.readthedocs.io/en/latest/preprocessing/text/" text:style-name="Internet_20_link" text:visited-style-name="Visited_20_Internet_20_Link">文本预处理</text:a> </text:p>
              <text:list>
                <text:list-item>
                  <text:p text:style-name="P10"><text:a xlink:type="simple" xlink:href="https://keras-cn.readthedocs.io/en/latest/preprocessing/text/#_1" text:style-name="Internet_20_link" text:visited-style-name="Visited_20_Internet_20_Link">文本预处理</text:a> </text:p>
                  <text:list>
                    <text:list-item>
                      <text:p text:style-name="P10"><text:a xlink:type="simple" xlink:href="https://keras-cn.readthedocs.io/en/latest/preprocessing/text/#text_to_word_sequence" text:style-name="Internet_20_link" text:visited-style-name="Visited_20_Internet_20_Link">句子分割text_to_word_sequence</text:a> </text:p>
                    </text:list-item>
                    <text:list-item>
                      <text:p text:style-name="P10"><text:a xlink:type="simple" xlink:href="https://keras-cn.readthedocs.io/en/latest/preprocessing/text/#one-hot" text:style-name="Internet_20_link" text:visited-style-name="Visited_20_Internet_20_Link">one-hot编码</text:a> </text:p>
                    </text:list-item>
                    <text:list-item>
                      <text:p text:style-name="P10"><text:a xlink:type="simple" xlink:href="https://keras-cn.readthedocs.io/en/latest/preprocessing/text/#hashing_trick" text:style-name="Internet_20_link" text:visited-style-name="Visited_20_Internet_20_Link">特征哈希hashing_trick</text:a> </text:p>
                    </text:list-item>
                    <text:list-item>
                      <text:p text:style-name="P3"><text:a xlink:type="simple" xlink:href="https://keras-cn.readthedocs.io/en/latest/preprocessing/text/#tokenizer" text:style-name="Internet_20_link" text:visited-style-name="Visited_20_Internet_20_Link">分词器Tokenizer</text:a> 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P2">Content in Detailed</text:p>
      <text:list xml:id="list202239070436446" text:continue-numbering="true" text:style-name="L1">
        <text:list-item>
          <text:p text:style-name="P11"><text:a xlink:type="simple" xlink:href="https://keras-cn.readthedocs.io/en/latest/" text:style-name="Internet_20_link" text:visited-style-name="Visited_20_Internet_20_Link">Keras:基于Python的深度学习库</text:a> </text:p>
          <text:list>
            <text:list-item>
              <text:list>
                <text:list-item>
                  <text:p text:style-name="P11"><text:a xlink:type="simple" xlink:href="https://keras-cn.readthedocs.io/en/latest/#_1" text:style-name="Internet_20_link" text:visited-style-name="Visited_20_Internet_20_Link">停止更新通知</text:a> <text:span text:style-name="T1">@2017</text:span>（如有什么想交流的仍然可以通过moyan_work@foxmail.com联系我，同时也可以加我们的Keras群119427073或523412399一起聊天吹水）</text:p>
                </text:list-item>
                <text:list-item>
                  <text:p text:style-name="P11"><text:a xlink:type="simple" xlink:href="https://keras-cn.readthedocs.io/en/latest/#keras" text:style-name="Internet_20_link" text:visited-style-name="Visited_20_Internet_20_Link">这就是Keras</text:a> <text:span text:style-name="T1">modularity, extensible, etc.</text:span></text:p>
                </text:list-item>
                <text:list-item>
                  <text:p text:style-name="P11"><text:a xlink:type="simple" xlink:href="https://keras-cn.readthedocs.io/en/latest/#keras-cn" text:style-name="Internet_20_link" text:visited-style-name="Visited_20_Internet_20_Link">关于Keras-cn</text:a> 本文档的额外模块还有：Keras新手指南,Keras资源,深度学习与Keras.</text:p>
                </text:list-item>
                <text:list-item>
                  <text:p text:style-name="P11"><text:a xlink:type="simple" xlink:href="https://keras-cn.readthedocs.io/en/latest/#_2" text:style-name="Internet_20_link" text:visited-style-name="Visited_20_Internet_20_Link">当前版本与更新</text:a> 目前文档的版本号是2.0.9，对应于官方的2.0.9</text:p>
                </text:list-item>
                <text:list-item>
                  <text:p text:style-name="P11"><text:a xlink:type="simple" xlink:href="https://keras-cn.readthedocs.io/en/latest/#30skeras" text:style-name="Internet_20_link" text:visited-style-name="Visited_20_Internet_20_Link">快速开始：30s上手Keras</text:a> </text:p>
                  <text:p text:style-name="P20"><text:span text:style-name="Source_20_Text">from keras.models import Sequential</text:span></text:p>
                </text:list-item>
                <text:list-item>
                  <text:p text:style-name="P20"><text:span text:style-name="Source_20_Text">model = Sequential()</text:span></text:p>
                </text:list-item>
                <text:list-item>
                  <text:p text:style-name="P20"><text:span text:style-name="Source_20_Text">from keras.layers import Dense, Activation</text:span></text:p>
                </text:list-item>
              </text:list>
            </text:list-item>
          </text:list>
        </text:list-item>
      </text:list>
      <text:p text:style-name="Preformatted_20_Text"/>
      <text:p text:style-name="Preformatted_20_Text"><text:span text:style-name="Source_20_Text">model.add(Dense(units=64, input_dim=100))</text:span></text:p>
      <text:p text:style-name="Preformatted_20_Text"><text:span text:style-name="Source_20_Text">model.add(Activation("relu"))</text:span></text:p>
      <text:p text:style-name="Preformatted_20_Text"><text:span text:style-name="Source_20_Text">model.add(Dense(units=10))</text:span></text:p>
      <text:p text:style-name="P18"><text:span text:style-name="Source_20_Text">model.add(Activation("softmax"))</text:span></text:p>
      <text:p text:style-name="P18"><text:span text:style-name="Source_20_Text">model.compile(loss='categorical_crossentropy', optimizer='sgd', metrics=['accuracy'])</text:span></text:p>
      <text:p text:style-name="P18"><text:span text:style-name="Source_20_Text">from keras.optimizers import SGD</text:span></text:p>
      <text:p text:style-name="P18"><text:span text:style-name="Source_20_Text">model.compile(loss='categorical_crossentropy', optimizer=SGD(lr=0.01, momentum=0.9, nesterov=True))</text:span></text:p>
      <text:p text:style-name="P18"><text:span text:style-name="Source_20_Text">odel.fit(x_train, y_train, epochs=5, batch_size=32)</text:span></text:p>
      <text:p text:style-name="P18"><text:span text:style-name="Source_20_Text">model.train_on_batch(x_batch, y_batch)</text:span></text:p>
      <text:p text:style-name="P18"><text:span text:style-name="Source_20_Text">loss_and_metrics = model.evaluate(x_test, y_test, batch_size=128)</text:span></text:p>
      <text:p text:style-name="P18"><text:span text:style-name="Source_20_Text">classes = model.predict(x_test, batch_size=128)</text:span></text:p>
      <text:p text:style-name="P17"><text:span text:style-name="Source_20_Text">为了更深入的了解Keras，我们建议你查看一下下面的两个tutorial</text:span></text:p>
      <text:list xml:id="list2348998576" text:style-name="L10">
        <text:list-item>
          <text:p text:style-name="P14"><text:a xlink:type="simple" xlink:href="https://keras-cn.readthedocs.io/en/latest/getting_started/sequential_model" text:style-name="Internet_20_link" text:visited-style-name="Visited_20_Internet_20_Link">快速开始Sequntial模型</text:a> </text:p>
        </text:list-item>
        <text:list-item>
          <text:p text:style-name="P7"><text:a xlink:type="simple" xlink:href="https://keras-cn.readthedocs.io/en/latest/getting_started/functional_API" text:style-name="Internet_20_link" text:visited-style-name="Visited_20_Internet_20_Link">快速开始函数式模型</text:a> </text:p>
        </text:list-item>
      </text:list>
      <text:list xml:id="list202237707431788" text:continue-list="list202239070436446" text:style-name="L1">
        <text:list-item>
          <text:list>
            <text:list-item>
              <text:list>
                <text:list-item>
                  <text:p text:style-name="P11"><text:a xlink:type="simple" xlink:href="https://keras-cn.readthedocs.io/en/latest/#_3" text:style-name="Internet_20_link" text:visited-style-name="Visited_20_Internet_20_Link">安装</text:a> </text:p>
                </text:list-item>
                <text:list-item>
                  <text:p text:style-name="P11"><text:a xlink:type="simple" xlink:href="https://keras-cn.readthedocs.io/en/latest/#theanocntktensorflow" text:style-name="Internet_20_link" text:visited-style-name="Visited_20_Internet_20_Link">在Theano、CNTK、TensorFlow间切换</text:a> </text:p>
                  <text:p text:style-name="P11"><text:a xlink:type="simple" xlink:href="https://keras-cn.readthedocs.io/en/latest/#_4" text:style-name="Internet_20_link" text:visited-style-name="Visited_20_Internet_20_Link">技术支持</text:a> <text:s/></text:p>
                </text:list-item>
                <text:list-item>
                  <text:p text:style-name="P11"><text:a xlink:type="simple" xlink:href="https://groups.google.com/forum/#!forum/keras-users" text:style-name="Internet_20_link" text:visited-style-name="Visited_20_Internet_20_Link">Keras Google group</text:a> </text:p>
                </text:list-item>
              </text:list>
            </text:list-item>
          </text:list>
        </text:list-item>
        <text:list-item text:style-override="L13">
          <text:p text:style-name="P8"><text:a xlink:type="simple" xlink:href="https://kerasteam.slack.com/" text:style-name="Internet_20_link" text:visited-style-name="Visited_20_Internet_20_Link">Keras Slack channel</text:a>,<text:a xlink:type="simple" xlink:href="https://keras-slack-autojoin.herokuapp.com/" text:style-name="Internet_20_link" text:visited-style-name="Visited_20_Internet_20_Link">点击这里</text:a>获得邀请. </text:p>
        </text:list-item>
      </text:list>
      <text:p text:style-name="Text_20_body">你也可以在<text:a xlink:type="simple" xlink:href="https://github.com/fchollet/keras/issues" text:style-name="Internet_20_link" text:visited-style-name="Visited_20_Internet_20_Link">Github issues</text:a>里提问或请求新特性。对于习惯中文的用户，我们推荐在<text:a xlink:type="simple" xlink:href="https://jizhi.im/index" text:style-name="Internet_20_link" text:visited-style-name="Visited_20_Internet_20_Link">“集智”平台</text:a>提问，该平台由Kaiser等搭建，支持在线代码运行环境，我本人会经常访问该网站解答问题</text:p>
      <text:p text:style-name="Text_20_body"><text:soft-page-break/>最后，我们也欢迎同学们加我们的QQ群119427073进行讨论（潜水和灌水会被T，入群说明公司/学校-职位/年级）</text:p>
      <text:p text:style-name="Text_20_body"/>
      <text:list xml:id="list202237490463693" text:continue-numbering="true" text:style-name="L1">
        <text:list-item>
          <text:list>
            <text:list-item>
              <text:list>
                <text:list-item>
                  <text:p text:style-name="P11"/>
                </text:list-item>
              </text:list>
            </text:list-item>
          </text:list>
        </text:list-item>
        <text:list-item>
          <text:p text:style-name="P11"><text:a xlink:type="simple" xlink:href="https://keras-cn.readthedocs.io/en/latest/acknowledgement/" text:style-name="Internet_20_link" text:visited-style-name="Visited_20_Internet_20_Link">致谢</text:a> </text:p>
        </text:list-item>
        <text:list-item>
          <text:p text:style-name="P11"><text:a xlink:type="simple" xlink:href="https://keras-cn.readthedocs.io/en/latest/backend/" text:style-name="Internet_20_link" text:visited-style-name="Visited_20_Internet_20_Link">Keras后端</text:a> </text:p>
          <text:list>
            <text:list-item>
              <text:list>
                <text:list-item>
                  <text:p text:style-name="P12"><text:a xlink:type="simple" xlink:href="https://keras-cn.readthedocs.io/en/latest/backend/#_1" text:style-name="Internet_20_link" text:visited-style-name="Visited_20_Internet_20_Link">什么是“后端”</text:a> </text:p>
                </text:list-item>
                <text:list-item>
                  <text:p text:style-name="P12">Keras是一个模型级的库，提供了快速构建深度学习网络的模块。Keras并不处理如张量乘法、卷积等底层操作。这些操作依赖于某种特定的、优化良好的张量操作库。Keras依赖于处理张量的库就称为“后端引擎”。Keras提供了三种后端引擎Theano/Tensorflow/CNTK，并将其函数统一封装，使得用户可以以同一个接口调用不同后端引擎的函数</text:p>
                </text:list-item>
                <text:list-item>
                  <text:p text:style-name="P12"><text:a xlink:type="simple" xlink:href="https://keras-cn.readthedocs.io/en/latest/backend/#_2" text:style-name="Internet_20_link" text:visited-style-name="Visited_20_Internet_20_Link">切换后端</text:a> <text:span text:style-name="Source_20_Text">$HOME/.keras/keras.json</text:span></text:p>
                </text:list-item>
                <text:list-item>
                  <text:p text:style-name="P12"><text:span text:style-name="Source_20_Text">我们也可以通过定义环境变量KERAS_BACKEND来覆盖上面配置文件中定义的后端：</text:span></text:p>
                </text:list-item>
                <text:list-item>
                  <text:p text:style-name="P21"><text:span text:style-name="Source_20_Text">KERAS_BACKEND=tensorflow python -c "from keras import backend;" Using TensorFlow backend.</text:span></text:p>
                </text:list-item>
                <text:list-item>
                  <text:p text:style-name="P12"><text:a xlink:type="simple" xlink:href="https://keras-cn.readthedocs.io/en/latest/backend/#kerasjson" text:style-name="Internet_20_link" text:visited-style-name="Visited_20_Internet_20_Link">keras.json 细节</text:a> 你可以更改以上<text:span text:style-name="Source_20_Text">~/.keras/keras.json</text:span>中的配置</text:p>
                </text:list-item>
              </text:list>
            </text:list-item>
          </text:list>
        </text:list-item>
        <text:list-item text:style-override="L16">
          <text:p text:style-name="P9"><text:span text:style-name="Source_20_Text">iamge_data_format</text:span>：字符串，"channels_last"或"channels_first"，该选项指定了Keras将要使用的维度顺序，可通过<text:span text:style-name="Source_20_Text">keras.backend.image_data_format()</text:span>来获取当前的维度顺序。对2D数据来说，"channels_last"假定维度顺序为(rows,cols,channels)而"channels_first"假定维度顺序为(channels, rows, cols)。对3D数据而言，"channels_last"假定(conv_dim1, conv_dim2, conv_dim3, channels)，"channels_first"则是(channels, conv_dim1, conv_dim2, conv_dim3)</text:p>
        </text:list-item>
        <text:list-item text:style-override="L16">
          <text:p text:style-name="P9"><text:span text:style-name="Source_20_Text">epsilon</text:span>：浮点数，防止除0错误的小数字</text:p>
        </text:list-item>
        <text:list-item text:style-override="L16">
          <text:p text:style-name="P16"><text:span text:style-name="Source_20_Text">floatx</text:span>：字符串，<text:span text:style-name="Source_20_Text">"float16"</text:span>, <text:span text:style-name="Source_20_Text">"float32"</text:span>, <text:span text:style-name="Source_20_Text">"float64"</text:span>之一，为浮点数精度 </text:p>
        </text:list-item>
        <text:list-item text:style-override="L16">
          <text:p text:style-name="P9"><text:span text:style-name="Source_20_Text">backend</text:span>：字符串，所使用的后端，为"tensorflow"或"theano" </text:p>
          <text:list>
            <text:list-item>
              <text:list>
                <text:list-item>
                  <text:p text:style-name="P12"><text:a xlink:type="simple" xlink:href="https://keras-cn.readthedocs.io/en/latest/backend/#keras_1" text:style-name="Internet_20_link" text:visited-style-name="Visited_20_Internet_20_Link">使用抽象的Keras后端来编写代码</text:a> 如果你希望你编写的Keras模块能够同时在Theano和TensorFlow两个后端上使用，你可以通过Keras后端接口来编写代码，这里是一个简介：<text:span text:style-name="Source_20_Text">from keras import backend as K</text:span></text:p>
                </text:list-item>
                <text:list-item>
                  <text:p text:style-name="P12">下面的代码实例化了一个输入占位符，等价于<text:span text:style-name="Source_20_Text">tf.placeholder()</text:span> ，<text:span text:style-name="Source_20_Text">T.matrix()</text:span>，<text:span text:style-name="Source_20_Text">T.tensor3()</text:span>等</text:p>
                </text:list-item>
                <text:list-item>
                  <text:p text:style-name="P21"><text:span text:style-name="Source_20_Text">input = K.placeholder(shape=(2, 4, 5))</text:span></text:p>
                </text:list-item>
              </text:list>
            </text:list-item>
          </text:list>
        </text:list-item>
      </text:list>
      <text:p text:style-name="Preformatted_20_Text"><text:span text:style-name="Source_20_Text"># also works:</text:span></text:p>
      <text:p text:style-name="Preformatted_20_Text"><text:span text:style-name="Source_20_Text">input = K.placeholder(shape=(None, 4, 5))</text:span></text:p>
      <text:p text:style-name="Preformatted_20_Text"><text:span text:style-name="Source_20_Text"># also works:</text:span></text:p>
      <text:p text:style-name="P18"><text:span text:style-name="Source_20_Text">input = K.placeholder(ndim=3)</text:span></text:p>
      <text:list xml:id="list202237772402654" text:continue-numbering="true" text:style-name="L1">
        <text:list-item>
          <text:list>
            <text:list-item>
              <text:list>
                <text:list-item>
                  <text:p text:style-name="P12">下面的代码实例化了一个共享变量（shared），等价于<text:span text:style-name="Source_20_Text">tf.variable()</text:span>或 <text:span text:style-name="Source_20_Text">theano.shared()</text:span></text:p>
                </text:list-item>
                <text:list-item>
                  <text:p text:style-name="P21"><text:span text:style-name="Source_20_Text">val = np.random.random((3, 4, 5))</text:span></text:p>
                </text:list-item>
              </text:list>
            </text:list-item>
          </text:list>
        </text:list-item>
      </text:list>
      <text:p text:style-name="Preformatted_20_Text"><text:span text:style-name="Source_20_Text">var = K.variable(value=val)</text:span></text:p>
      <text:p text:style-name="Preformatted_20_Text"/>
      <text:p text:style-name="Preformatted_20_Text"><text:soft-page-break/><text:span text:style-name="Source_20_Text"># all-zeros variable:</text:span></text:p>
      <text:p text:style-name="Preformatted_20_Text"><text:span text:style-name="Source_20_Text">var = K.zeros(shape=(3, 4, 5))</text:span></text:p>
      <text:p text:style-name="Preformatted_20_Text"><text:span text:style-name="Source_20_Text"># all-ones:</text:span></text:p>
      <text:p text:style-name="P18"><text:span text:style-name="Source_20_Text">var = K.ones(shape=(3, 4, 5))</text:span></text:p>
      <text:list xml:id="list202238239336680" text:continue-numbering="true" text:style-name="L1">
        <text:list-item>
          <text:list>
            <text:list-item>
              <text:list>
                <text:list-item>
                  <text:p text:style-name="P12"><text:span text:style-name="Source_20_Text">大多数你需要的张量操作都可以通过统一的Keras后端接口完成，而不关心具体执行这些操作的是Theano还是TensorFlow</text:span></text:p>
                </text:list-item>
                <text:list-item>
                  <text:p text:style-name="P21"><text:span text:style-name="Source_20_Text">a = b + c * K.abs(d)</text:span></text:p>
                </text:list-item>
              </text:list>
            </text:list-item>
          </text:list>
        </text:list-item>
      </text:list>
      <text:p text:style-name="Preformatted_20_Text"><text:span text:style-name="Source_20_Text">c = K.dot(a, K.transpose(b))</text:span></text:p>
      <text:p text:style-name="Preformatted_20_Text"><text:span text:style-name="Source_20_Text">a = K.sum(b, axis=2)</text:span></text:p>
      <text:p text:style-name="Preformatted_20_Text"><text:span text:style-name="Source_20_Text">a = K.softmax(b)</text:span></text:p>
      <text:p text:style-name="Preformatted_20_Text"><text:span text:style-name="Source_20_Text">a = concatenate([b, c], axis=-1)</text:span></text:p>
      <text:p text:style-name="P19"><text:span text:style-name="Source_20_Text"># etc…</text:span></text:p>
      <text:list xml:id="list202238643282959" text:continue-numbering="true" text:style-name="L1">
        <text:list-item>
          <text:list>
            <text:list-item>
              <text:list>
                <text:list-item>
                  <text:p text:style-name="P13"><text:a xlink:type="simple" xlink:href="https://keras-cn.readthedocs.io/en/latest/backend/#kera" text:style-name="Internet_20_link" text:visited-style-name="Visited_20_Internet_20_Link">Kera后端函数</text:a> <text:s/>len(dir(keras)) →<text:span text:style-name="T2"> 32</text:span></text:p>
                </text:list-item>
                <text:list-item>
                  <text:p text:style-name="P13"><text:span text:style-name="Source_20_Text">backend() </text:span></text:p>
                </text:list-item>
                <text:list-item>
                  <text:p text:style-name="P22"><text:span text:style-name="Source_20_Text">&gt;&gt;&gt; keras.backend.backend()</text:span></text:p>
                </text:list-item>
              </text:list>
            </text:list-item>
          </text:list>
        </text:list-item>
      </text:list>
      <text:p text:style-name="P18"><text:span text:style-name="Source_20_Text">'tensorflow'</text:span></text:p>
      <text:list xml:id="list202237731830301" text:continue-numbering="true" text:style-name="L1">
        <text:list-item>
          <text:list>
            <text:list-item>
              <text:list>
                <text:list-item>
                  <text:p text:style-name="P13"><text:span text:style-name="Source_20_Text">epsilon()以数值形式返回一个（一般来说很小的）数，用以防止除0错误set_epsilon(e)设置在数值表达式中使用的fuzz factor，用于防止除0错误，该值应该是一个较小的浮点数，示例：&gt;&gt;&gt; from keras import backend as K</text:span></text:p>
                </text:list-item>
              </text:list>
            </text:list-item>
          </text:list>
        </text:list-item>
      </text:list>
      <text:p text:style-name="Preformatted_20_Text"><text:span text:style-name="Source_20_Text">&gt;&gt;&gt; K.epsilon()</text:span></text:p>
      <text:p text:style-name="Preformatted_20_Text"><text:span text:style-name="Source_20_Text">1e-08</text:span></text:p>
      <text:p text:style-name="Preformatted_20_Text"><text:span text:style-name="Source_20_Text">&gt;&gt;&gt; K.set_epsilon(1e-05)</text:span></text:p>
      <text:p text:style-name="Preformatted_20_Text"><text:span text:style-name="Source_20_Text">&gt;&gt;&gt; K.epsilon()</text:span></text:p>
      <text:p text:style-name="P18"><text:span text:style-name="Source_20_Text">1e-05</text:span></text:p>
      <text:list xml:id="list202238348349491" text:continue-numbering="true" text:style-name="L1">
        <text:list-item>
          <text:list>
            <text:list-item>
              <text:list>
                <text:list-item>
                  <text:p text:style-name="P21"><text:span text:style-name="Source_20_Text">floatx()返回默认的浮点数数据类型，为字符串，如 'float16', 'float32', 'float64'</text:span></text:p>
                </text:list-item>
                <text:list-item>
                  <text:h text:style-name="P24" text:outline-level="3"><text:bookmark text:name="set_floatxfloatx"/><text:span text:style-name="Source_20_Text">set_floatx(floatx)设置默认的浮点数数据类型，为字符串，如 'float16', 'float32', 'float64',示例：</text:span></text:h>
                </text:list-item>
              </text:list>
            </text:list-item>
          </text:list>
        </text:list-item>
      </text:list>
      <text:p text:style-name="P15"><text:span text:style-name="Source_20_Text"/></text:p>
      <text:list xml:id="list202238271387602" text:continue-numbering="true" text:style-name="L1">
        <text:list-item>
          <text:list>
            <text:list-item>
              <text:list>
                <text:list-item>
                  <text:p text:style-name="P21"><text:span text:style-name="Source_20_Text">cast_to_floatx(x)将numpy array转换为默认的Keras floatx类型，x为numpy array，返回值也为numpy array但其数据类型变为floatx。示例：</text:span></text:p>
                </text:list-item>
                <text:list-item>
                  <text:p text:style-name="P23"><text:span text:style-name="Source_20_Text">&gt;&gt;&gt; from keras import backend as K</text:span></text:p>
                </text:list-item>
              </text:list>
            </text:list-item>
          </text:list>
        </text:list-item>
      </text:list>
      <text:p text:style-name="Preformatted_20_Text"><text:span text:style-name="Source_20_Text">&gt;&gt;&gt; K.floatx()</text:span></text:p>
      <text:p text:style-name="Preformatted_20_Text"><text:span text:style-name="Source_20_Text">'float32'</text:span></text:p>
      <text:p text:style-name="Preformatted_20_Text"><text:span text:style-name="Source_20_Text">&gt;&gt;&gt; arr = numpy.array([1.0, 2.0], dtype='float64')</text:span></text:p>
      <text:p text:style-name="Preformatted_20_Text"><text:span text:style-name="Source_20_Text">&gt;&gt;&gt; arr.dtype</text:span></text:p>
      <text:p text:style-name="Preformatted_20_Text"><text:span text:style-name="Source_20_Text">dtype('float64')</text:span></text:p>
      <text:p text:style-name="Preformatted_20_Text"><text:span text:style-name="Source_20_Text">&gt;&gt;&gt; new_arr = K.cast_to_floatx(arr)</text:span></text:p>
      <text:p text:style-name="Preformatted_20_Text"><text:span text:style-name="Source_20_Text">&gt;&gt;&gt; new_arr</text:span></text:p>
      <text:p text:style-name="Preformatted_20_Text"><text:span text:style-name="Source_20_Text">array([ 1., <text:s/>2.], dtype=float32)</text:span></text:p>
      <text:p text:style-name="Preformatted_20_Text"><text:span text:style-name="Source_20_Text">&gt;&gt;&gt; new_arr.dtype</text:span></text:p>
      <text:p text:style-name="P18"><text:span text:style-name="Source_20_Text">dtype('float32')</text:span></text:p>
      <text:list xml:id="list202238690519353" text:continue-numbering="true" text:style-name="L1">
        <text:list-item>
          <text:list>
            <text:list-item>
              <text:list>
                <text:list-item>
                  <text:p text:style-name="P23"><text:span text:style-name="Source_20_Text">image_data_format() 返回默认的图像的维度顺序（‘channels_last’或‘channels_first’）</text:span></text:p>
                </text:list-item>
                <text:list-item>
                  <text:p text:style-name="P23"><text:span text:style-name="Source_20_Text">set_image_data_format(data_format)设置图像的维度顺序（‘tf’或‘th’）,示例：</text:span></text:p>
                </text:list-item>
              </text:list>
            </text:list-item>
          </text:list>
        </text:list-item>
      </text:list>
      <text:p text:style-name="P25">from keras import backend as K K.image_data_format() 'channels_first' K.set_image_data_format('channels_last') K.image_data_format() 'channels_last'</text:p>
      <text:list xml:id="list202238551767397" text:continue-numbering="true" text:style-name="L1">
        <text:list-item>
          <text:list>
            <text:list-item>
              <text:list>
                <text:list-item>
                  <text:p text:style-name="P23"><text:soft-page-break/><text:span text:style-name="Source_20_Text">is_keras_tensor()判断x是否是keras tensor对象的谓词函数&gt;&gt;&gt; from keras import backend as K</text:span></text:p>
                </text:list-item>
              </text:list>
            </text:list-item>
          </text:list>
        </text:list-item>
      </text:list>
      <text:p text:style-name="Preformatted_20_Text"><text:span text:style-name="Source_20_Text">&gt;&gt;&gt; np_var = numpy.array([1, 2])</text:span></text:p>
      <text:p text:style-name="Preformatted_20_Text"><text:span text:style-name="Source_20_Text">&gt;&gt;&gt; K.is_keras_tensor(np_var)</text:span></text:p>
      <text:p text:style-name="Preformatted_20_Text"><text:span text:style-name="Source_20_Text">False</text:span></text:p>
      <text:p text:style-name="Preformatted_20_Text"><text:span text:style-name="Source_20_Text">&gt;&gt;&gt; keras_var = K.variable(np_var)</text:span></text:p>
      <text:p text:style-name="Preformatted_20_Text"><text:span text:style-name="Source_20_Text">&gt;&gt;&gt; K.is_keras_tensor(keras_var) <text:s/># A variable is not a Tensor.</text:span></text:p>
      <text:p text:style-name="Preformatted_20_Text"><text:span text:style-name="Source_20_Text">False</text:span></text:p>
      <text:p text:style-name="Preformatted_20_Text"><text:span text:style-name="Source_20_Text">&gt;&gt;&gt; keras_placeholder = K.placeholder(shape=(2, 4, 5))</text:span></text:p>
      <text:p text:style-name="Preformatted_20_Text"><text:span text:style-name="Source_20_Text">&gt;&gt;&gt; K.is_keras_tensor(keras_placeholder) <text:s/># A placeholder is a Tensor.</text:span></text:p>
      <text:p text:style-name="P18"><text:span text:style-name="Source_20_Text">True</text:span></text:p>
      <text:list xml:id="list202239517906064" text:continue-numbering="true" text:style-name="L1">
        <text:list-item>
          <text:list>
            <text:list-item>
              <text:list>
                <text:list-item>
                  <text:p text:style-name="P23"><text:span text:style-name="Source_20_Text">get_uid(prefix='')获得默认计算图的uid，依据给定的前缀提供一个唯一的UID，参数为表示前缀的字符串，返回值为整数.</text:span></text:p>
                </text:list-item>
                <text:list-item>
                  <text:p text:style-name="P23"><text:span text:style-name="Source_20_Text">reset_uids()</text:span></text:p>
                </text:list-item>
                <text:list-item>
                  <text:p text:style-name="P23"><text:span text:style-name="Source_20_Text">clear_session()结束当前的TF计算图，并新建一个。有效的避免模型/层的混乱</text:span></text:p>
                </text:list-item>
                <text:list-item>
                  <text:p text:style-name="P23"><text:span text:style-name="Source_20_Text">manual_variable_initialization(value) 指出变量应该以其默认值被初始化还是由用户手动初始化，参数value为布尔值，默认False代表变量由其默认值初始化</text:span></text:p>
                </text:list-item>
                <text:list-item>
                  <text:p text:style-name="P23"/>
                </text:list-item>
                <text:list-item>
                  <text:p text:style-name="P23"><text:span text:style-name="Source_20_Text"/></text:p>
                </text:list-item>
                <text:list-item>
                  <text:p text:style-name="P23"><text:span text:style-name="Source_20_Text"/></text:p>
                </text:list-item>
                <text:list-item>
                  <text:p text:style-name="P12"><text:span text:style-name="Source_20_Text"/></text:p>
                </text:list-item>
                <text:list-item>
                  <text:p text:style-name="P12"><text:span text:style-name="Source_20_Text"/></text:p>
                </text:list-item>
                <text:list-item>
                  <text:p text:style-name="P12"><text:span text:style-name="Source_20_Text"/></text:p>
                </text:list-item>
              </text:list>
            </text:list-item>
          </text:list>
        </text:list-item>
        <text:list-item>
          <text:p text:style-name="P11"><text:a xlink:type="simple" xlink:href="https://keras-cn.readthedocs.io/en/latest/scikit-learn_API/" text:style-name="Internet_20_link" text:visited-style-name="Visited_20_Internet_20_Link">Scikit-Learn接口包装器</text:a> </text:p>
        </text:list-item>
        <text:list-item>
          <text:p text:style-name="P11"><text:a xlink:type="simple" xlink:href="https://keras-cn.readthedocs.io/en/latest/utils/" text:style-name="Internet_20_link" text:visited-style-name="Visited_20_Internet_20_Link">utils 工具</text:a> </text:p>
        </text:list-item>
        <text:list-item>
          <text:p text:style-name="P11">For beginners </text:p>
          <text:list>
            <text:list-item>
              <text:p text:style-name="P11"><text:a xlink:type="simple" xlink:href="https://keras-cn.readthedocs.io/en/latest/for_beginners/FAQ/" text:style-name="Internet_20_link" text:visited-style-name="Visited_20_Internet_20_Link">Keras FAQ：常见问题</text:a> </text:p>
            </text:list-item>
            <text:list-item>
              <text:p text:style-name="P11"><text:a xlink:type="simple" xlink:href="https://keras-cn.readthedocs.io/en/latest/for_beginners/concepts/" text:style-name="Internet_20_link" text:visited-style-name="Visited_20_Internet_20_Link">一些基本概念</text:a> </text:p>
            </text:list-item>
            <text:list-item>
              <text:p text:style-name="P11"><text:a xlink:type="simple" xlink:href="https://keras-cn.readthedocs.io/en/latest/for_beginners/introduction/" text:style-name="Internet_20_link" text:visited-style-name="Visited_20_Internet_20_Link">一份简短的Keras介绍</text:a> </text:p>
            </text:list-item>
            <text:list-item>
              <text:p text:style-name="P11"><text:a xlink:type="simple" xlink:href="https://keras-cn.readthedocs.io/en/latest/for_beginners/keras_linux/" text:style-name="Internet_20_link" text:visited-style-name="Visited_20_Internet_20_Link">Keras linux</text:a> </text:p>
            </text:list-item>
            <text:list-item>
              <text:p text:style-name="P11"><text:a xlink:type="simple" xlink:href="https://keras-cn.readthedocs.io/en/latest/for_beginners/keras_windows/" text:style-name="Internet_20_link" text:visited-style-name="Visited_20_Internet_20_Link">Keras windows</text:a> </text:p>
            </text:list-item>
            <text:list-item>
              <text:p text:style-name="P11"><text:a xlink:type="simple" xlink:href="https://keras-cn.readthedocs.io/en/latest/for_beginners/trap/" text:style-name="Internet_20_link" text:visited-style-name="Visited_20_Internet_20_Link">Keras使用陷阱</text:a> </text:p>
            </text:list-item>
          </text:list>
        </text:list-item>
        <text:list-item>
          <text:p text:style-name="P11">Getting started </text:p>
          <text:list>
            <text:list-item>
              <text:p text:style-name="P11"><text:a xlink:type="simple" xlink:href="https://keras-cn.readthedocs.io/en/latest/getting_started/functional_API/" text:style-name="Internet_20_link" text:visited-style-name="Visited_20_Internet_20_Link">快速开始函数式（Functional）模型</text:a> </text:p>
            </text:list-item>
            <text:list-item>
              <text:p text:style-name="P11"><text:a xlink:type="simple" xlink:href="https://keras-cn.readthedocs.io/en/latest/getting_started/sequential_model/" text:style-name="Internet_20_link" text:visited-style-name="Visited_20_Internet_20_Link">Sequential model</text:a> </text:p>
            </text:list-item>
          </text:list>
        </text:list-item>
        <text:list-item>
          <text:p text:style-name="P11">Layers </text:p>
          <text:list>
            <text:list-item>
              <text:p text:style-name="P11"><text:a xlink:type="simple" xlink:href="https://keras-cn.readthedocs.io/en/latest/layers/about_layer/" text:style-name="Internet_20_link" text:visited-style-name="Visited_20_Internet_20_Link">关于Keras的“层”（Layer）</text:a> </text:p>
            </text:list-item>
            <text:list-item>
              <text:p text:style-name="P11"><text:a xlink:type="simple" xlink:href="https://keras-cn.readthedocs.io/en/latest/layers/advanced_activation_layer/" text:style-name="Internet_20_link" text:visited-style-name="Visited_20_Internet_20_Link">高级激活层Advanced Activation</text:a> </text:p>
            </text:list-item>
            <text:list-item>
              <text:p text:style-name="P11"><text:a xlink:type="simple" xlink:href="https://keras-cn.readthedocs.io/en/latest/layers/convolutional_layer/" text:style-name="Internet_20_link" text:visited-style-name="Visited_20_Internet_20_Link">卷积层</text:a> </text:p>
            </text:list-item>
            <text:list-item>
              <text:p text:style-name="P11"><text:a xlink:type="simple" xlink:href="https://keras-cn.readthedocs.io/en/latest/layers/core_layer/" text:style-name="Internet_20_link" text:visited-style-name="Visited_20_Internet_20_Link">常用层</text:a> </text:p>
            </text:list-item>
            <text:list-item>
              <text:p text:style-name="P11"><text:a xlink:type="simple" xlink:href="https://keras-cn.readthedocs.io/en/latest/layers/embedding_layer/" text:style-name="Internet_20_link" text:visited-style-name="Visited_20_Internet_20_Link">嵌入层 Embedding</text:a> </text:p>
            </text:list-item>
            <text:list-item>
              <text:p text:style-name="P11"><text:a xlink:type="simple" xlink:href="https://keras-cn.readthedocs.io/en/latest/layers/locally_connected_layer/" text:style-name="Internet_20_link" text:visited-style-name="Visited_20_Internet_20_Link">局部连接层LocallyConnceted</text:a> </text:p>
            </text:list-item>
            <text:list-item>
              <text:p text:style-name="P11"><text:a xlink:type="simple" xlink:href="https://keras-cn.readthedocs.io/en/latest/layers/merge/" text:style-name="Internet_20_link" text:visited-style-name="Visited_20_Internet_20_Link">Merge</text:a> </text:p>
            </text:list-item>
            <text:list-item>
              <text:p text:style-name="P11"><text:a xlink:type="simple" xlink:href="https://keras-cn.readthedocs.io/en/latest/layers/noise_layer/" text:style-name="Internet_20_link" text:visited-style-name="Visited_20_Internet_20_Link">噪声层Noise</text:a> </text:p>
            </text:list-item>
            <text:list-item>
              <text:p text:style-name="P11"><text:a xlink:type="simple" xlink:href="https://keras-cn.readthedocs.io/en/latest/layers/normalization_layer/" text:style-name="Internet_20_link" text:visited-style-name="Visited_20_Internet_20_Link">（批）规范化BatchNormalization</text:a> </text:p>
            </text:list-item>
            <text:list-item>
              <text:p text:style-name="P11"><text:a xlink:type="simple" xlink:href="https://keras-cn.readthedocs.io/en/latest/layers/pooling_layer/" text:style-name="Internet_20_link" text:visited-style-name="Visited_20_Internet_20_Link">池化层</text:a> </text:p>
            </text:list-item>
            <text:list-item>
              <text:p text:style-name="P11"><text:a xlink:type="simple" xlink:href="https://keras-cn.readthedocs.io/en/latest/layers/recurrent_layer/" text:style-name="Internet_20_link" text:visited-style-name="Visited_20_Internet_20_Link">循环层Recurrent</text:a> </text:p>
            </text:list-item>
            <text:list-item>
              <text:p text:style-name="P11"><text:soft-page-break/><text:a xlink:type="simple" xlink:href="https://keras-cn.readthedocs.io/en/latest/layers/wrapper/" text:style-name="Internet_20_link" text:visited-style-name="Visited_20_Internet_20_Link">包装器Wrapper</text:a> </text:p>
            </text:list-item>
            <text:list-item>
              <text:p text:style-name="P11"><text:a xlink:type="simple" xlink:href="https://keras-cn.readthedocs.io/en/latest/layers/writting_layer/" text:style-name="Internet_20_link" text:visited-style-name="Visited_20_Internet_20_Link">Writting layer</text:a> </text:p>
            </text:list-item>
          </text:list>
        </text:list-item>
        <text:list-item>
          <text:p text:style-name="P11">Legacy </text:p>
          <text:list>
            <text:list-item>
              <text:p text:style-name="P11"><text:a xlink:type="simple" xlink:href="https://keras-cn.readthedocs.io/en/latest/legacy/acknowledgement/" text:style-name="Internet_20_link" text:visited-style-name="Visited_20_Internet_20_Link">致谢</text:a> </text:p>
            </text:list-item>
            <text:list-item>
              <text:p text:style-name="P11"><text:a xlink:type="simple" xlink:href="https://keras-cn.readthedocs.io/en/latest/legacy/backend/" text:style-name="Internet_20_link" text:visited-style-name="Visited_20_Internet_20_Link">Keras后端</text:a> </text:p>
            </text:list-item>
            <text:list-item>
              <text:p text:style-name="P11"><text:a xlink:type="simple" xlink:href="https://keras-cn.readthedocs.io/en/latest/legacy/" text:style-name="Internet_20_link" text:visited-style-name="Visited_20_Internet_20_Link">Keras:基于Theano和TensorFlow的深度学习库</text:a> </text:p>
            </text:list-item>
            <text:list-item>
              <text:p text:style-name="P11"><text:a xlink:type="simple" xlink:href="https://keras-cn.readthedocs.io/en/latest/legacy/no_use/" text:style-name="Internet_20_link" text:visited-style-name="Visited_20_Internet_20_Link">No use</text:a> </text:p>
            </text:list-item>
            <text:list-item>
              <text:p text:style-name="P11"><text:a xlink:type="simple" xlink:href="https://keras-cn.readthedocs.io/en/latest/legacy/scikit-learn_API/" text:style-name="Internet_20_link" text:visited-style-name="Visited_20_Internet_20_Link">Scikit-Learn接口包装器</text:a> </text:p>
            </text:list-item>
            <text:list-item>
              <text:p text:style-name="P11">Blog </text:p>
              <text:list>
                <text:list-item>
                  <text:p text:style-name="P11"><text:a xlink:type="simple" xlink:href="https://keras-cn.readthedocs.io/en/latest/legacy/blog/autoencoder/" text:style-name="Internet_20_link" text:visited-style-name="Visited_20_Internet_20_Link">自动编码器：各种各样的自动编码器</text:a> </text:p>
                </text:list-item>
                <text:list-item>
                  <text:p text:style-name="P11"><text:a xlink:type="simple" xlink:href="https://keras-cn.readthedocs.io/en/latest/legacy/blog/cnn_see_world/" text:style-name="Internet_20_link" text:visited-style-name="Visited_20_Internet_20_Link">CNN眼中的世界：利用Keras解释CNN的滤波器</text:a> </text:p>
                </text:list-item>
                <text:list-item>
                  <text:p text:style-name="P11"><text:a xlink:type="simple" xlink:href="https://keras-cn.readthedocs.io/en/latest/legacy/blog/image_classification_using_very_little_data/" text:style-name="Internet_20_link" text:visited-style-name="Visited_20_Internet_20_Link">面向小数据集构建图像分类模型</text:a> </text:p>
                </text:list-item>
                <text:list-item>
                  <text:p text:style-name="P11"><text:a xlink:type="simple" xlink:href="https://keras-cn.readthedocs.io/en/latest/legacy/blog/keras_and_tensorflow/" text:style-name="Internet_20_link" text:visited-style-name="Visited_20_Internet_20_Link">将Keras作为tensorflow的精简接口</text:a> </text:p>
                </text:list-item>
                <text:list-item>
                  <text:p text:style-name="P11"><text:a xlink:type="simple" xlink:href="https://keras-cn.readthedocs.io/en/latest/legacy/blog/word_embedding/" text:style-name="Internet_20_link" text:visited-style-name="Visited_20_Internet_20_Link">在Keras模型中使用预训练的词向量</text:a> </text:p>
                </text:list-item>
              </text:list>
            </text:list-item>
            <text:list-item>
              <text:p text:style-name="P11">Getting started </text:p>
              <text:list>
                <text:list-item>
                  <text:p text:style-name="P11"><text:a xlink:type="simple" xlink:href="https://keras-cn.readthedocs.io/en/latest/legacy/getting_started/FAQ/" text:style-name="Internet_20_link" text:visited-style-name="Visited_20_Internet_20_Link">Keras FAQ：常见问题</text:a> </text:p>
                </text:list-item>
                <text:list-item>
                  <text:p text:style-name="P11"><text:a xlink:type="simple" xlink:href="https://keras-cn.readthedocs.io/en/latest/legacy/getting_started/concepts/" text:style-name="Internet_20_link" text:visited-style-name="Visited_20_Internet_20_Link">一些基本概念</text:a> </text:p>
                </text:list-item>
                <text:list-item>
                  <text:p text:style-name="P11"><text:a xlink:type="simple" xlink:href="https://keras-cn.readthedocs.io/en/latest/legacy/getting_started/examples/" text:style-name="Internet_20_link" text:visited-style-name="Visited_20_Internet_20_Link">Keras 示例程序</text:a> </text:p>
                </text:list-item>
                <text:list-item>
                  <text:p text:style-name="P11"><text:a xlink:type="simple" xlink:href="https://keras-cn.readthedocs.io/en/latest/legacy/getting_started/functional_API/" text:style-name="Internet_20_link" text:visited-style-name="Visited_20_Internet_20_Link">快速开始泛型模型</text:a> </text:p>
                </text:list-item>
                <text:list-item>
                  <text:p text:style-name="P11"><text:a xlink:type="simple" xlink:href="https://keras-cn.readthedocs.io/en/latest/legacy/getting_started/keras_linux/" text:style-name="Internet_20_link" text:visited-style-name="Visited_20_Internet_20_Link">声明</text:a> </text:p>
                </text:list-item>
                <text:list-item>
                  <text:p text:style-name="P11"><text:a xlink:type="simple" xlink:href="https://keras-cn.readthedocs.io/en/latest/legacy/getting_started/keras_windows/" text:style-name="Internet_20_link" text:visited-style-name="Visited_20_Internet_20_Link">声明</text:a> </text:p>
                </text:list-item>
                <text:list-item>
                  <text:p text:style-name="P11"><text:a xlink:type="simple" xlink:href="https://keras-cn.readthedocs.io/en/latest/legacy/getting_started/sequential_model/" text:style-name="Internet_20_link" text:visited-style-name="Visited_20_Internet_20_Link">Sequential model</text:a> </text:p>
                </text:list-item>
                <text:list-item>
                  <text:p text:style-name="P11"><text:a xlink:type="simple" xlink:href="https://keras-cn.readthedocs.io/en/latest/legacy/getting_started/trap/" text:style-name="Internet_20_link" text:visited-style-name="Visited_20_Internet_20_Link">Keras使用陷阱</text:a> </text:p>
                </text:list-item>
              </text:list>
            </text:list-item>
            <text:list-item>
              <text:p text:style-name="P11">Layers </text:p>
              <text:list>
                <text:list-item>
                  <text:p text:style-name="P11"><text:a xlink:type="simple" xlink:href="https://keras-cn.readthedocs.io/en/latest/legacy/layers/about_layer/" text:style-name="Internet_20_link" text:visited-style-name="Visited_20_Internet_20_Link">关于Keras的“层”（Layer）</text:a> </text:p>
                </text:list-item>
                <text:list-item>
                  <text:p text:style-name="P11"><text:a xlink:type="simple" xlink:href="https://keras-cn.readthedocs.io/en/latest/legacy/layers/advanced_activation_layer/" text:style-name="Internet_20_link" text:visited-style-name="Visited_20_Internet_20_Link">高级激活层Advanced Activation</text:a> </text:p>
                </text:list-item>
                <text:list-item>
                  <text:p text:style-name="P11"><text:a xlink:type="simple" xlink:href="https://keras-cn.readthedocs.io/en/latest/legacy/layers/convolutional_layer/" text:style-name="Internet_20_link" text:visited-style-name="Visited_20_Internet_20_Link">卷积层</text:a> </text:p>
                </text:list-item>
                <text:list-item>
                  <text:p text:style-name="P11"><text:a xlink:type="simple" xlink:href="https://keras-cn.readthedocs.io/en/latest/legacy/layers/core_layer/" text:style-name="Internet_20_link" text:visited-style-name="Visited_20_Internet_20_Link">常用层</text:a> </text:p>
                </text:list-item>
                <text:list-item>
                  <text:p text:style-name="P11"><text:a xlink:type="simple" xlink:href="https://keras-cn.readthedocs.io/en/latest/legacy/layers/embedding_layer/" text:style-name="Internet_20_link" text:visited-style-name="Visited_20_Internet_20_Link">嵌入层 Embedding</text:a> </text:p>
                </text:list-item>
                <text:list-item>
                  <text:p text:style-name="P11"><text:a xlink:type="simple" xlink:href="https://keras-cn.readthedocs.io/en/latest/legacy/layers/locally_connected_layer/" text:style-name="Internet_20_link" text:visited-style-name="Visited_20_Internet_20_Link">局部连接层LocallyConnceted</text:a> </text:p>
                </text:list-item>
                <text:list-item>
                  <text:p text:style-name="P11"><text:a xlink:type="simple" xlink:href="https://keras-cn.readthedocs.io/en/latest/legacy/layers/noise_layer/" text:style-name="Internet_20_link" text:visited-style-name="Visited_20_Internet_20_Link">噪声层Noise</text:a> </text:p>
                </text:list-item>
                <text:list-item>
                  <text:p text:style-name="P11"><text:a xlink:type="simple" xlink:href="https://keras-cn.readthedocs.io/en/latest/legacy/layers/normalization_layer/" text:style-name="Internet_20_link" text:visited-style-name="Visited_20_Internet_20_Link">（批）规范化BatchNormalization</text:a> </text:p>
                </text:list-item>
                <text:list-item>
                  <text:p text:style-name="P11"><text:a xlink:type="simple" xlink:href="https://keras-cn.readthedocs.io/en/latest/legacy/layers/pooling_layer/" text:style-name="Internet_20_link" text:visited-style-name="Visited_20_Internet_20_Link">池化层</text:a> </text:p>
                </text:list-item>
                <text:list-item>
                  <text:p text:style-name="P11"><text:a xlink:type="simple" xlink:href="https://keras-cn.readthedocs.io/en/latest/legacy/layers/recurrent_layer/" text:style-name="Internet_20_link" text:visited-style-name="Visited_20_Internet_20_Link">递归层Recurrent</text:a> </text:p>
                </text:list-item>
                <text:list-item>
                  <text:p text:style-name="P11"><text:a xlink:type="simple" xlink:href="https://keras-cn.readthedocs.io/en/latest/legacy/layers/wrapper/" text:style-name="Internet_20_link" text:visited-style-name="Visited_20_Internet_20_Link">包装器Wrapper</text:a> </text:p>
                </text:list-item>
                <text:list-item>
                  <text:p text:style-name="P11"><text:a xlink:type="simple" xlink:href="https://keras-cn.readthedocs.io/en/latest/legacy/layers/writting_layer/" text:style-name="Internet_20_link" text:visited-style-name="Visited_20_Internet_20_Link">Writting layer</text:a> </text:p>
                </text:list-item>
              </text:list>
            </text:list-item>
            <text:list-item>
              <text:p text:style-name="P11">Models </text:p>
              <text:list>
                <text:list-item>
                  <text:p text:style-name="P11"><text:a xlink:type="simple" xlink:href="https://keras-cn.readthedocs.io/en/latest/legacy/models/about_model/" text:style-name="Internet_20_link" text:visited-style-name="Visited_20_Internet_20_Link">关于Keras模型</text:a> </text:p>
                </text:list-item>
                <text:list-item>
                  <text:p text:style-name="P11"><text:a xlink:type="simple" xlink:href="https://keras-cn.readthedocs.io/en/latest/legacy/models/model/" text:style-name="Internet_20_link" text:visited-style-name="Visited_20_Internet_20_Link">泛型模型接口</text:a> </text:p>
                </text:list-item>
                <text:list-item>
                  <text:p text:style-name="P11"><text:a xlink:type="simple" xlink:href="https://keras-cn.readthedocs.io/en/latest/legacy/models/sequential/" text:style-name="Internet_20_link" text:visited-style-name="Visited_20_Internet_20_Link">Sequential模型接口</text:a> </text:p>
                </text:list-item>
              </text:list>
            </text:list-item>
            <text:list-item>
              <text:p text:style-name="P11">Other </text:p>
              <text:list>
                <text:list-item>
                  <text:p text:style-name="P11"><text:a xlink:type="simple" xlink:href="https://keras-cn.readthedocs.io/en/latest/legacy/other/activations/" text:style-name="Internet_20_link" text:visited-style-name="Visited_20_Internet_20_Link">激活函数Activations</text:a> </text:p>
                </text:list-item>
                <text:list-item>
                  <text:p text:style-name="P11"><text:soft-page-break/><text:a xlink:type="simple" xlink:href="https://keras-cn.readthedocs.io/en/latest/legacy/other/application/" text:style-name="Internet_20_link" text:visited-style-name="Visited_20_Internet_20_Link">Application应用</text:a> </text:p>
                </text:list-item>
                <text:list-item>
                  <text:p text:style-name="P11"><text:a xlink:type="simple" xlink:href="https://keras-cn.readthedocs.io/en/latest/legacy/other/callbacks/" text:style-name="Internet_20_link" text:visited-style-name="Visited_20_Internet_20_Link">回调函数Callbacks</text:a> </text:p>
                </text:list-item>
                <text:list-item>
                  <text:p text:style-name="P11"><text:a xlink:type="simple" xlink:href="https://keras-cn.readthedocs.io/en/latest/legacy/other/constraints/" text:style-name="Internet_20_link" text:visited-style-name="Visited_20_Internet_20_Link">约束项</text:a> </text:p>
                </text:list-item>
                <text:list-item>
                  <text:p text:style-name="P11"><text:a xlink:type="simple" xlink:href="https://keras-cn.readthedocs.io/en/latest/legacy/other/datasets/" text:style-name="Internet_20_link" text:visited-style-name="Visited_20_Internet_20_Link">常用数据库</text:a> </text:p>
                </text:list-item>
                <text:list-item>
                  <text:p text:style-name="P11"><text:a xlink:type="simple" xlink:href="https://keras-cn.readthedocs.io/en/latest/legacy/other/initializations/" text:style-name="Internet_20_link" text:visited-style-name="Visited_20_Internet_20_Link">初始化方法</text:a> </text:p>
                </text:list-item>
                <text:list-item>
                  <text:p text:style-name="P11"><text:a xlink:type="simple" xlink:href="https://keras-cn.readthedocs.io/en/latest/legacy/other/metrics/" text:style-name="Internet_20_link" text:visited-style-name="Visited_20_Internet_20_Link">性能评估</text:a> </text:p>
                </text:list-item>
                <text:list-item>
                  <text:p text:style-name="P11"><text:a xlink:type="simple" xlink:href="https://keras-cn.readthedocs.io/en/latest/legacy/other/objectives/" text:style-name="Internet_20_link" text:visited-style-name="Visited_20_Internet_20_Link">目标函数objectives</text:a> </text:p>
                </text:list-item>
                <text:list-item>
                  <text:p text:style-name="P11"><text:a xlink:type="simple" xlink:href="https://keras-cn.readthedocs.io/en/latest/legacy/other/optimizers/" text:style-name="Internet_20_link" text:visited-style-name="Visited_20_Internet_20_Link">优化器optimizers</text:a> </text:p>
                </text:list-item>
                <text:list-item>
                  <text:p text:style-name="P11"><text:a xlink:type="simple" xlink:href="https://keras-cn.readthedocs.io/en/latest/legacy/other/regularizers/" text:style-name="Internet_20_link" text:visited-style-name="Visited_20_Internet_20_Link">正则项</text:a> </text:p>
                </text:list-item>
                <text:list-item>
                  <text:p text:style-name="P11"><text:a xlink:type="simple" xlink:href="https://keras-cn.readthedocs.io/en/latest/legacy/other/visualization/" text:style-name="Internet_20_link" text:visited-style-name="Visited_20_Internet_20_Link">模型可视化</text:a> </text:p>
                </text:list-item>
              </text:list>
            </text:list-item>
            <text:list-item>
              <text:p text:style-name="P11">Preprocessing </text:p>
              <text:list>
                <text:list-item>
                  <text:p text:style-name="P11"><text:a xlink:type="simple" xlink:href="https://keras-cn.readthedocs.io/en/latest/legacy/preprocessing/image/" text:style-name="Internet_20_link" text:visited-style-name="Visited_20_Internet_20_Link">图片预处理</text:a> </text:p>
                </text:list-item>
                <text:list-item>
                  <text:p text:style-name="P11"><text:a xlink:type="simple" xlink:href="https://keras-cn.readthedocs.io/en/latest/legacy/preprocessing/sequence/" text:style-name="Internet_20_link" text:visited-style-name="Visited_20_Internet_20_Link">序列预处理</text:a> </text:p>
                </text:list-item>
                <text:list-item>
                  <text:p text:style-name="P11"><text:a xlink:type="simple" xlink:href="https://keras-cn.readthedocs.io/en/latest/legacy/preprocessing/text/" text:style-name="Internet_20_link" text:visited-style-name="Visited_20_Internet_20_Link">文本预处理</text:a> </text:p>
                </text:list-item>
              </text:list>
            </text:list-item>
            <text:list-item>
              <text:p text:style-name="P11">Utils </text:p>
              <text:list>
                <text:list-item>
                  <text:p text:style-name="P11"><text:a xlink:type="simple" xlink:href="https://keras-cn.readthedocs.io/en/latest/legacy/utils/data_utils/" text:style-name="Internet_20_link" text:visited-style-name="Visited_20_Internet_20_Link">数据工具</text:a> </text:p>
                </text:list-item>
                <text:list-item>
                  <text:p text:style-name="P11"><text:a xlink:type="simple" xlink:href="https://keras-cn.readthedocs.io/en/latest/legacy/utils/io_utils/" text:style-name="Internet_20_link" text:visited-style-name="Visited_20_Internet_20_Link">I/O工具</text:a> </text:p>
                </text:list-item>
                <text:list-item>
                  <text:p text:style-name="P11"><text:a xlink:type="simple" xlink:href="https://keras-cn.readthedocs.io/en/latest/legacy/utils/layer_utils/" text:style-name="Internet_20_link" text:visited-style-name="Visited_20_Internet_20_Link">Keras层工具</text:a> </text:p>
                </text:list-item>
                <text:list-item>
                  <text:p text:style-name="P11"><text:a xlink:type="simple" xlink:href="https://keras-cn.readthedocs.io/en/latest/legacy/utils/np_utils/" text:style-name="Internet_20_link" text:visited-style-name="Visited_20_Internet_20_Link">numpy工具</text:a> </text:p>
                </text:list-item>
              </text:list>
            </text:list-item>
          </text:list>
        </text:list-item>
        <text:list-item>
          <text:p text:style-name="P11">Models </text:p>
          <text:list>
            <text:list-item>
              <text:p text:style-name="P11"><text:a xlink:type="simple" xlink:href="https://keras-cn.readthedocs.io/en/latest/models/about_model/" text:style-name="Internet_20_link" text:visited-style-name="Visited_20_Internet_20_Link">关于Keras模型</text:a> </text:p>
            </text:list-item>
            <text:list-item>
              <text:p text:style-name="P11"><text:a xlink:type="simple" xlink:href="https://keras-cn.readthedocs.io/en/latest/models/model/" text:style-name="Internet_20_link" text:visited-style-name="Visited_20_Internet_20_Link">函数式模型接口</text:a> </text:p>
            </text:list-item>
            <text:list-item>
              <text:p text:style-name="P11"><text:a xlink:type="simple" xlink:href="https://keras-cn.readthedocs.io/en/latest/models/sequential/" text:style-name="Internet_20_link" text:visited-style-name="Visited_20_Internet_20_Link">Sequential模型接口</text:a> </text:p>
            </text:list-item>
          </text:list>
        </text:list-item>
        <text:list-item>
          <text:p text:style-name="P11">Other </text:p>
          <text:list>
            <text:list-item>
              <text:p text:style-name="P11"><text:a xlink:type="simple" xlink:href="https://keras-cn.readthedocs.io/en/latest/other/activations/" text:style-name="Internet_20_link" text:visited-style-name="Visited_20_Internet_20_Link">激活函数Activations</text:a> </text:p>
            </text:list-item>
            <text:list-item>
              <text:p text:style-name="P11"><text:a xlink:type="simple" xlink:href="https://keras-cn.readthedocs.io/en/latest/other/application/" text:style-name="Internet_20_link" text:visited-style-name="Visited_20_Internet_20_Link">Application应用</text:a> </text:p>
            </text:list-item>
            <text:list-item>
              <text:p text:style-name="P11"><text:a xlink:type="simple" xlink:href="https://keras-cn.readthedocs.io/en/latest/other/callbacks/" text:style-name="Internet_20_link" text:visited-style-name="Visited_20_Internet_20_Link">回调函数Callbacks</text:a> </text:p>
            </text:list-item>
            <text:list-item>
              <text:p text:style-name="P11"><text:a xlink:type="simple" xlink:href="https://keras-cn.readthedocs.io/en/latest/other/constraints/" text:style-name="Internet_20_link" text:visited-style-name="Visited_20_Internet_20_Link">约束项</text:a> </text:p>
            </text:list-item>
            <text:list-item>
              <text:p text:style-name="P11"><text:a xlink:type="simple" xlink:href="https://keras-cn.readthedocs.io/en/latest/other/datasets/" text:style-name="Internet_20_link" text:visited-style-name="Visited_20_Internet_20_Link">常用数据库</text:a> </text:p>
            </text:list-item>
            <text:list-item>
              <text:p text:style-name="P11"><text:a xlink:type="simple" xlink:href="https://keras-cn.readthedocs.io/en/latest/other/initializations/" text:style-name="Internet_20_link" text:visited-style-name="Visited_20_Internet_20_Link">初始化方法</text:a> </text:p>
            </text:list-item>
            <text:list-item>
              <text:p text:style-name="P11"><text:a xlink:type="simple" xlink:href="https://keras-cn.readthedocs.io/en/latest/other/metrics/" text:style-name="Internet_20_link" text:visited-style-name="Visited_20_Internet_20_Link">性能评估</text:a> </text:p>
            </text:list-item>
            <text:list-item>
              <text:p text:style-name="P11"><text:a xlink:type="simple" xlink:href="https://keras-cn.readthedocs.io/en/latest/other/objectives/" text:style-name="Internet_20_link" text:visited-style-name="Visited_20_Internet_20_Link">目标函数objectives</text:a> </text:p>
            </text:list-item>
            <text:list-item>
              <text:p text:style-name="P11"><text:a xlink:type="simple" xlink:href="https://keras-cn.readthedocs.io/en/latest/other/optimizers/" text:style-name="Internet_20_link" text:visited-style-name="Visited_20_Internet_20_Link">优化器optimizers</text:a> </text:p>
            </text:list-item>
            <text:list-item>
              <text:p text:style-name="P11"><text:a xlink:type="simple" xlink:href="https://keras-cn.readthedocs.io/en/latest/other/regularizers/" text:style-name="Internet_20_link" text:visited-style-name="Visited_20_Internet_20_Link">正则项</text:a> </text:p>
            </text:list-item>
            <text:list-item>
              <text:p text:style-name="P11"><text:a xlink:type="simple" xlink:href="https://keras-cn.readthedocs.io/en/latest/other/visualization/" text:style-name="Internet_20_link" text:visited-style-name="Visited_20_Internet_20_Link">模型可视化</text:a> </text:p>
            </text:list-item>
          </text:list>
        </text:list-item>
        <text:list-item>
          <text:p text:style-name="P11">Preprocessing </text:p>
          <text:list>
            <text:list-item>
              <text:p text:style-name="P11"><text:a xlink:type="simple" xlink:href="https://keras-cn.readthedocs.io/en/latest/preprocessing/image/" text:style-name="Internet_20_link" text:visited-style-name="Visited_20_Internet_20_Link">图片预处理</text:a> </text:p>
            </text:list-item>
            <text:list-item>
              <text:p text:style-name="P11"><text:a xlink:type="simple" xlink:href="https://keras-cn.readthedocs.io/en/latest/preprocessing/sequence/" text:style-name="Internet_20_link" text:visited-style-name="Visited_20_Internet_20_Link">序列预处理</text:a> </text:p>
            </text:list-item>
            <text:list-item>
              <text:p text:style-name="P11"><text:a xlink:type="simple" xlink:href="https://keras-cn.readthedocs.io/en/latest/preprocessing/text/" text:style-name="Internet_20_link" text:visited-style-name="Visited_20_Internet_20_Link">文本预处理</text:a> </text:p>
              <text:list>
                <text:list-item>
                  <text:p text:style-name="P11"><text:a xlink:type="simple" xlink:href="https://keras-cn.readthedocs.io/en/latest/preprocessing/text/#_1" text:style-name="Internet_20_link" text:visited-style-name="Visited_20_Internet_20_Link">文本预处理</text:a> </text:p>
                  <text:list>
                    <text:list-item>
                      <text:p text:style-name="P11"><text:a xlink:type="simple" xlink:href="https://keras-cn.readthedocs.io/en/latest/preprocessing/text/#text_to_word_sequence" text:style-name="Internet_20_link" text:visited-style-name="Visited_20_Internet_20_Link">句子分割text_to_word_sequence</text:a> </text:p>
                    </text:list-item>
                    <text:list-item>
                      <text:p text:style-name="P11"><text:soft-page-break/><text:a xlink:type="simple" xlink:href="https://keras-cn.readthedocs.io/en/latest/preprocessing/text/#one-hot" text:style-name="Internet_20_link" text:visited-style-name="Visited_20_Internet_20_Link">one-hot编码</text:a> </text:p>
                    </text:list-item>
                    <text:list-item>
                      <text:p text:style-name="P11"><text:a xlink:type="simple" xlink:href="https://keras-cn.readthedocs.io/en/latest/preprocessing/text/#hashing_trick" text:style-name="Internet_20_link" text:visited-style-name="Visited_20_Internet_20_Link">特征哈希hashing_trick</text:a> </text:p>
                    </text:list-item>
                    <text:list-item>
                      <text:p text:style-name="P4"><text:a xlink:type="simple" xlink:href="https://keras-cn.readthedocs.io/en/latest/preprocessing/text/#tokenizer" text:style-name="Internet_20_link" text:visited-style-name="Visited_20_Internet_20_Link">分词器Tokenizer</text:a> 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5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9:36:50.663071091</meta:creation-date>
    <dc:date>2019-10-02T20:22:37.400682542</dc:date>
    <meta:editing-duration>PT2M1S</meta:editing-duration>
    <meta:editing-cycles>1</meta:editing-cycles>
    <meta:document-statistic meta:table-count="0" meta:image-count="0" meta:object-count="0" meta:page-count="10" meta:paragraph-count="336" meta:word-count="2729" meta:character-count="7237" meta:non-whitespace-character-count="6743"/>
    <meta:generator>LibreOffice/6.0.3.2$Linux_X86_64 LibreOffice_project/00m0$Build-2</meta:generator>
  </office:meta>
</office:document-meta>
</file>